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37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35.39pt"/>
    </style:style>
    <style:style style:name="co8" style:family="table-column">
      <style:table-column-properties fo:break-before="auto" style:column-width="353.51pt"/>
    </style:style>
    <style:style style:name="co9" style:family="table-column">
      <style:table-column-properties fo:break-before="auto" style:column-width="115.31pt"/>
    </style:style>
    <style:style style:name="co10" style:family="table-column">
      <style:table-column-properties fo:break-before="auto" style:column-width="139.86pt"/>
    </style:style>
    <style:style style:name="co11" style:family="table-column">
      <style:table-column-properties fo:break-before="auto" style:column-width="191.59pt"/>
    </style:style>
    <style:style style:name="co12" style:family="table-column">
      <style:table-column-properties fo:break-before="auto" style:column-width="196.55pt"/>
    </style:style>
    <style:style style:name="co13" style:family="table-column">
      <style:table-column-properties fo:break-before="auto" style:column-width="52.44pt"/>
    </style:style>
    <style:style style:name="co14" style:family="table-column">
      <style:table-column-properties fo:break-before="auto" style:column-width="328.31pt"/>
    </style:style>
    <style:style style:name="co15" style:family="table-column">
      <style:table-column-properties fo:break-before="auto" style:column-width="352.5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d1c24"/>
    </style:style>
    <style:style style:name="ce2" style:family="table-cell" style:parent-style-name="Default">
      <style:text-properties fo:color="#ce181e"/>
    </style:style>
    <style:style style:name="ce21" style:family="table-cell" style:parent-style-name="Default">
      <style:table-cell-properties fo:background-color="#00a65d"/>
    </style:style>
    <style:style style:name="ce3" style:family="table-cell" style:parent-style-name="Default">
      <style:text-properties fo:color="#62a73b"/>
    </style:style>
    <style:style style:name="ce4" style:family="table-cell" style:parent-style-name="Default">
      <style:text-properties fo:color="#673604"/>
    </style:style>
    <style:style style:name="ce5" style:family="table-cell" style:parent-style-name="Default">
      <style:text-properties fo:color="#003d73"/>
    </style:style>
    <style:style style:name="ce6" style:family="table-cell" style:parent-style-name="Default">
      <style:table-cell-properties fo:background-color="transparent"/>
      <style:text-properties fo:color="#ed1c24"/>
    </style:style>
    <style:style style:name="ce8" style:family="table-cell" style:parent-style-name="Default">
      <style:text-properties fo:color="#ed1c24" fo:font-size="14pt" style:font-size-asian="14pt" style:font-size-complex="14pt"/>
    </style:style>
    <style:style style:name="ce16" style:family="table-cell" style:parent-style-name="Default">
      <style:table-cell-properties fo:background-color="#72bf44"/>
      <style:text-properties fo:color="#ed1c24"/>
    </style:style>
    <style:style style:name="ce22" style:family="table-cell" style:parent-style-name="Default">
      <style:table-cell-properties fo:background-color="#c2e0ae"/>
    </style:style>
    <style:style style:name="ce23" style:family="table-cell" style:parent-style-name="Default">
      <style:table-cell-properties fo:background-color="#006c3b"/>
    </style:style>
    <style:style style:name="ce24" style:family="table-cell" style:parent-style-name="Default">
      <style:table-cell-properties fo:background-color="#00381f"/>
    </style:style>
    <style:style style:name="ce25" style:family="table-cell" style:parent-style-name="Default">
      <style:table-cell-properties fo:background-color="#c2e0ae"/>
      <style:text-properties fo:color="#ed1c24"/>
    </style:style>
    <style:style style:name="ce26" style:family="table-cell" style:parent-style-name="Default">
      <style:table-cell-properties fo:background-color="#00381f"/>
      <style:text-properties fo:color="#ed1c24"/>
    </style:style>
    <style:style style:name="ce15" style:family="table-cell" style:parent-style-name="Default">
      <style:table-cell-properties fo:background-color="#72bf44"/>
    </style:style>
    <style:style style:name="ce17" style:family="table-cell" style:parent-style-name="Default">
      <style:table-cell-properties fo:background-color="#ed1c24"/>
    </style:style>
    <style:style style:name="ce18" style:family="table-cell" style:parent-style-name="Default">
      <style:table-cell-properties fo:background-color="#fff200"/>
    </style:style>
    <style:style style:name="ce37" style:family="table-cell" style:parent-style-name="Default">
      <style:text-properties fo:color="#ed1c24"/>
    </style:style>
    <style:style style:name="ce40" style:family="table-cell" style:parent-style-name="Default">
      <style:text-properties fo:color="#ed1c24" fo:font-size="14pt" style:font-size-asian="14pt" style:font-size-complex="14pt"/>
    </style:style>
    <style:style style:name="ce41" style:family="table-cell" style:parent-style-name="Default">
      <style:text-properties fo:color="#ce181e"/>
    </style:style>
    <style:style style:name="ce42" style:family="table-cell" style:parent-style-name="Default">
      <style:text-properties fo:color="#62a73b"/>
    </style:style>
    <style:style style:name="ce43" style:family="table-cell" style:parent-style-name="Default">
      <style:text-properties fo:color="#673604"/>
    </style:style>
    <style:style style:name="ce44" style:family="table-cell" style:parent-style-name="Default">
      <style:text-properties fo:color="#003d73"/>
    </style:style>
    <style:style style:name="ce45" style:family="table-cell" style:parent-style-name="Default">
      <style:table-cell-properties fo:background-color="transparent"/>
      <style:text-properties fo:color="#ed1c24"/>
    </style:style>
    <style:style style:name="ce46" style:family="table-cell" style:parent-style-name="Default">
      <style:table-cell-properties fo:background-color="#00a65d"/>
    </style:style>
    <style:style style:name="ce13" style:family="table-cell" style:parent-style-name="Default">
      <style:table-cell-properties fo:background-color="#72bf44"/>
      <style:text-properties fo:font-size="15pt" style:font-size-asian="15pt" style:font-size-complex="15pt"/>
    </style:style>
    <style:style style:name="ce14" style:family="table-cell" style:parent-style-name="Default">
      <style:text-properties fo:color="#000000"/>
    </style:style>
    <style:style style:name="ce49" style:family="table-cell" style:parent-style-name="Default">
      <style:table-cell-properties fo:background-color="#c2e0ae"/>
    </style:style>
    <style:style style:name="ce50" style:family="table-cell" style:parent-style-name="Default">
      <style:table-cell-properties fo:background-color="#006c3b"/>
    </style:style>
    <style:style style:name="ce51" style:family="table-cell" style:parent-style-name="Default">
      <style:table-cell-properties fo:background-color="#00381f"/>
    </style:style>
    <style:style style:name="ce52" style:family="table-cell" style:parent-style-name="Default">
      <style:table-cell-properties fo:background-color="#c2e0ae"/>
      <style:text-properties fo:color="#ed1c24"/>
    </style:style>
    <style:style style:name="ce53" style:family="table-cell" style:parent-style-name="Default">
      <style:table-cell-properties fo:background-color="#00381f"/>
      <style:text-properties fo:color="#ed1c24"/>
    </style:style>
    <style:style style:name="ce54" style:family="table-cell" style:parent-style-name="Default">
      <style:table-cell-properties fo:background-color="#72bf44"/>
      <style:text-properties fo:color="#ed1c24"/>
    </style:style>
    <style:style style:name="ce55" style:family="table-cell" style:parent-style-name="Default">
      <style:table-cell-properties fo:background-color="#ed1c24"/>
    </style:style>
    <style:style style:name="ce56" style:family="table-cell" style:parent-style-name="Default">
      <style:table-cell-properties fo:background-color="#fff200"/>
    </style:style>
    <style:style style:name="ce57" style:family="table-cell" style:parent-style-name="Default">
      <style:table-cell-properties fo:background-color="#72bf44"/>
    </style:style>
    <style:style style:name="ce38" style:family="table-cell" style:parent-style-name="Default" style:data-style-name="N0"/>
    <style:style style:name="ce39" style:family="table-cell" style:parent-style-name="Default">
      <style:table-cell-properties fo:background-color="#faa61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3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40" office:value-type="string" calcext:value-type="string">
            <text:p>RANK wise Distribution before trim</text:p>
          </table:table-cell>
          <table:table-cell table:style-name="ce37"/>
          <table:table-cell table:style-name="Default"/>
          <table:table-cell table:number-columns-repeated="4"/>
        </table:table-row>
        <table:table-row table:style-name="ro2">
          <table:table-cell/>
          <table:table-cell table:style-name="ce37"/>
          <table:table-cell table:style-name="ce37" office:value-type="string" calcext:value-type="string">
            <text:p>Rankwise Distributio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7" office:value-type="string" calcext:value-type="string">
            <text:p><text:s/>rank </text:p>
          </table:table-cell>
          <table:table-cell table:style-name="ce37" office:value-type="string" calcext:value-type="string">
            <text:p>event_l1_name <text:s text:c="24"/></text:p>
          </table:table-cell>
          <table:table-cell table:style-name="ce37" office:value-type="string" calcext:value-type="string">
            <text:p><text:s/>count</text:p>
          </table:table-cell>
          <table:table-cell table:style-name="ce37" office:value-type="string" calcext:value-type="string">
            <text:p>%Distributi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1168" calcext:value-type="float">
            <text:p>1168</text:p>
          </table:table-cell>
          <table:table-cell table:style-name="ce41" table:formula="of:=(([.C4]/995540)*100)" office:value-type="float" office:value="0.117323261747393" calcext:value-type="float">
            <text:p>0.12</text:p>
          </table:table-cell>
          <table:table-cell/>
          <table:table-cell table:style-name="ce37" office:value-type="string" calcext:value-type="string">
            <text:p><text:s/>rank </text:p>
          </table:table-cell>
          <table:table-cell table:style-name="ce37" office:value-type="string" calcext:value-type="string">
            <text:p><text:s/>coun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26762" calcext:value-type="float">
            <text:p>26762</text:p>
          </table:table-cell>
          <table:table-cell table:style-name="ce41" table:formula="of:=(([.C5]/995540)*100)" office:value-type="float" office:value="2.68818932438676" calcext:value-type="float">
            <text:p>2.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95540" calcext:value-type="float">
            <text:p>99554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576463" calcext:value-type="float">
            <text:p>576463</text:p>
          </table:table-cell>
          <table:table-cell table:style-name="ce41" table:formula="of:=(([.C6]/995540)*100)" office:value-type="float" office:value="57.9045543122326" calcext:value-type="float">
            <text:p>57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2786" calcext:value-type="float">
            <text:p>96278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5970" calcext:value-type="float">
            <text:p>5970</text:p>
          </table:table-cell>
          <table:table-cell table:style-name="ce41" table:formula="of:=(([.C7]/995540)*100)" office:value-type="float" office:value="0.599674548486249" calcext:value-type="float">
            <text:p>0.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4376" calcext:value-type="float">
            <text:p>84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65169" calcext:value-type="float">
            <text:p>65169</text:p>
          </table:table-cell>
          <table:table-cell table:style-name="ce41" table:formula="of:=(([.C8]/995540)*100)" office:value-type="float" office:value="6.54609558631497" calcext:value-type="float">
            <text:p>6.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5942" calcext:value-type="float">
            <text:p>80594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235515" calcext:value-type="float">
            <text:p>235515</text:p>
          </table:table-cell>
          <table:table-cell table:style-name="ce41" table:formula="of:=(([.C9]/995540)*100)" office:value-type="float" office:value="23.6570102657854" calcext:value-type="float">
            <text:p>23.66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63965" calcext:value-type="float">
            <text:p>63965</text:p>
          </table:table-cell>
          <table:table-cell table:style-name="ce41" table:formula="of:=(([.C10]/995540)*100)" office:value-type="float" office:value="6.425156196637" calcext:value-type="float">
            <text:p>6.4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4324" calcext:value-type="float">
            <text:p>4324</text:p>
          </table:table-cell>
          <table:table-cell table:style-name="ce41" table:formula="of:=(([.C11]/995540)*100)" office:value-type="float" office:value="0.434337143660727" calcext:value-type="float">
            <text:p>0.4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2636" calcext:value-type="float">
            <text:p>2636</text:p>
          </table:table-cell>
          <table:table-cell table:style-name="ce41" table:formula="of:=(([.C12]/995540)*100)" office:value-type="float" office:value="0.264780922916206" calcext:value-type="float">
            <text:p>0.26</text:p>
          </table:table-cell>
          <table:table-cell table:number-columns-repeated="2"/>
          <table:table-cell table:style-name="ce37" office:value-type="string" calcext:value-type="string">
            <text:p>OverallDistributi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773" calcext:value-type="float">
            <text:p>773</text:p>
          </table:table-cell>
          <table:table-cell table:style-name="ce41" table:formula="of:=(([.C13]/995540)*100)" office:value-type="float" office:value="0.077646302509191" calcext:value-type="float">
            <text:p>0.08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732" calcext:value-type="float">
            <text:p>732</text:p>
          </table:table-cell>
          <table:table-cell table:style-name="ce41" table:formula="of:=(([.C14]/995540)*100)" office:value-type="float" office:value="0.0735279345882637" calcext:value-type="float">
            <text:p>0.07</text:p>
          </table:table-cell>
          <table:table-cell/>
          <table:table-cell table:style-name="ce45" office:value-type="string" calcext:value-type="string">
            <text:p>event_l1_name <text:s text:c="24"/></text:p>
          </table:table-cell>
          <table:table-cell table:style-name="ce45" office:value-type="string" calcext:value-type="string">
            <text:p><text:s/>count</text:p>
          </table:table-cell>
          <table:table-cell table:style-name="ce37" office:value-type="string" calcext:value-type="string">
            <text:p>%Distribu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253" calcext:value-type="float">
            <text:p>253</text:p>
          </table:table-cell>
          <table:table-cell table:style-name="ce41" table:formula="of:=(([.C15]/995540)*100)" office:value-type="float" office:value="0.0254133435120638" calcext:value-type="float">
            <text:p>0.03</text:p>
          </table:table-cell>
          <table:table-cell/>
          <table:table-cell office:value-type="string" calcext:value-type="string">
            <text:p><text:s/>EQUITY_BTST <text:s text:c="50"/></text:p>
          </table:table-cell>
          <table:table-cell office:value-type="float" office:value="9847" calcext:value-type="float">
            <text:p>9847</text:p>
          </table:table-cell>
          <table:table-cell table:formula="of:=(([.G15]/2114232)*100)" office:value-type="float" office:value="0.465748319011348" calcext:value-type="float">
            <text:p>0.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732" calcext:value-type="float">
            <text:p>732</text:p>
          </table:table-cell>
          <table:table-cell table:style-name="ce41" table:formula="of:=(([.C16]/995540)*100)" office:value-type="float" office:value="0.0735279345882637" calcext:value-type="float">
            <text:p>0.07</text:p>
          </table:table-cell>
          <table:table-cell/>
          <table:table-cell office:value-type="string" calcext:value-type="string">
            <text:p><text:s/>EQUITY_CASH <text:s text:c="50"/></text:p>
          </table:table-cell>
          <table:table-cell office:value-type="float" office:value="78128" calcext:value-type="float">
            <text:p>78128</text:p>
          </table:table-cell>
          <table:table-cell table:formula="of:=(([.G16]/2114232)*100)" office:value-type="float" office:value="3.69533712478101" calcext:value-type="float">
            <text:p>3.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4115" calcext:value-type="float">
            <text:p>4115</text:p>
          </table:table-cell>
          <table:table-cell table:style-name="ce41" table:formula="of:=(([.C17]/995540)*100)" office:value-type="float" office:value="0.413343512063805" calcext:value-type="float">
            <text:p>0.41</text:p>
          </table:table-cell>
          <table:table-cell/>
          <table:table-cell office:value-type="string" calcext:value-type="string">
            <text:p><text:s/>EQUITY_DERIVATIVES_Future <text:s text:c="36"/></text:p>
          </table:table-cell>
          <table:table-cell table:style-name="ce46" office:value-type="float" office:value="803244" calcext:value-type="float">
            <text:p>803244</text:p>
          </table:table-cell>
          <table:table-cell table:formula="of:=(([.G17]/2114232)*100)" office:value-type="float" office:value="37.9922354784149" calcext:value-type="float">
            <text:p>37.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1107" calcext:value-type="float">
            <text:p>1107</text:p>
          </table:table-cell>
          <table:table-cell table:style-name="ce41" table:formula="of:=(([.C18]/995540)*100)" office:value-type="float" office:value="0.111195933865038" calcext:value-type="float">
            <text:p>0.11</text:p>
          </table:table-cell>
          <table:table-cell/>
          <table:table-cell office:value-type="string" calcext:value-type="string">
            <text:p><text:s/>EQUITY_DERIVATIVES_FuturePLUS <text:s text:c="32"/></text:p>
          </table:table-cell>
          <table:table-cell office:value-type="float" office:value="45962" calcext:value-type="float">
            <text:p>45962</text:p>
          </table:table-cell>
          <table:table-cell table:formula="of:=(([.G18]/2114232)*100)" office:value-type="float" office:value="2.17393360804301" calcext:value-type="float">
            <text:p>2.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2529" calcext:value-type="float">
            <text:p>2529</text:p>
          </table:table-cell>
          <table:table-cell table:style-name="ce41" table:formula="of:=(([.C19]/995540)*100)" office:value-type="float" office:value="0.254032987122567" calcext:value-type="float">
            <text:p>0.25</text:p>
          </table:table-cell>
          <table:table-cell/>
          <table:table-cell office:value-type="string" calcext:value-type="string">
            <text:p><text:s/>EQUITY_DERIVATIVES_FuturePLUS Stop Loss <text:s text:c="22"/></text:p>
          </table:table-cell>
          <table:table-cell table:style-name="ce46" office:value-type="float" office:value="155792" calcext:value-type="float">
            <text:p>155792</text:p>
          </table:table-cell>
          <table:table-cell table:formula="of:=(([.G19]/2114232)*100)" office:value-type="float" office:value="7.36872774605625" calcext:value-type="float">
            <text:p>7.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3327" calcext:value-type="float">
            <text:p>3327</text:p>
          </table:table-cell>
          <table:table-cell table:style-name="ce41" table:formula="of:=(([.C20]/995540)*100)" office:value-type="float" office:value="0.334190489583543" calcext:value-type="float">
            <text:p>0.33</text:p>
          </table:table-cell>
          <table:table-cell/>
          <table:table-cell office:value-type="string" calcext:value-type="string">
            <text:p><text:s/>EQUITY_DERIVATIVES_Option <text:s text:c="36"/></text:p>
          </table:table-cell>
          <table:table-cell table:style-name="ce46" office:value-type="float" office:value="718586" calcext:value-type="float">
            <text:p>718586</text:p>
          </table:table-cell>
          <table:table-cell table:formula="of:=(([.G20]/2114232)*100)" office:value-type="float" office:value="33.9880391555894" calcext:value-type="float">
            <text:p>33.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1605" calcext:value-type="float">
            <text:p>1605</text:p>
          </table:table-cell>
          <table:table-cell table:style-name="ce42" table:formula="of:=(([.C21]/962786)*100)" office:value-type="float" office:value="0.166703711935986" calcext:value-type="float">
            <text:p>0.17</text:p>
          </table:table-cell>
          <table:table-cell/>
          <table:table-cell office:value-type="string" calcext:value-type="string">
            <text:p><text:s/>EQUITY_DERIVATIVES_OptionsPLUS <text:s text:c="31"/></text:p>
          </table:table-cell>
          <table:table-cell table:style-name="ce46" office:value-type="float" office:value="143911" calcext:value-type="float">
            <text:p>143911</text:p>
          </table:table-cell>
          <table:table-cell table:formula="of:=(([.G21]/2114232)*100)" office:value-type="float" office:value="6.80677428021144" calcext:value-type="float">
            <text:p>6.8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24767" calcext:value-type="float">
            <text:p>24767</text:p>
          </table:table-cell>
          <table:table-cell table:style-name="ce42" table:formula="of:=(([.C22]/962786)*100)" office:value-type="float" office:value="2.57243042586826" calcext:value-type="float">
            <text:p>2.57</text:p>
          </table:table-cell>
          <table:table-cell/>
          <table:table-cell office:value-type="string" calcext:value-type="string">
            <text:p><text:s/>EQUITY_MARGIN <text:s text:c="48"/></text:p>
          </table:table-cell>
          <table:table-cell office:value-type="float" office:value="71111" calcext:value-type="float">
            <text:p>71111</text:p>
          </table:table-cell>
          <table:table-cell table:formula="of:=(([.G22]/2114232)*100)" office:value-type="float" office:value="3.36344355775525" calcext:value-type="float">
            <text:p>3.3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511970" calcext:value-type="float">
            <text:p>511970</text:p>
          </table:table-cell>
          <table:table-cell table:style-name="ce42" table:formula="of:=(([.C23]/962786)*100)" office:value-type="float" office:value="53.1758874765524" calcext:value-type="float">
            <text:p>53.18</text:p>
          </table:table-cell>
          <table:table-cell/>
          <table:table-cell office:value-type="string" calcext:value-type="string">
            <text:p><text:s/>EQUITY_MarginPLUS <text:s text:c="44"/></text:p>
          </table:table-cell>
          <table:table-cell office:value-type="float" office:value="13656" calcext:value-type="float">
            <text:p>13656</text:p>
          </table:table-cell>
          <table:table-cell table:formula="of:=(([.G23]/2114232)*100)" office:value-type="float" office:value="0.645908301454145" calcext:value-type="float">
            <text:p>0.6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7724" calcext:value-type="float">
            <text:p>7724</text:p>
          </table:table-cell>
          <table:table-cell table:style-name="ce42" table:formula="of:=(([.C24]/962786)*100)" office:value-type="float" office:value="0.802255122114364" calcext:value-type="float">
            <text:p>0.8</text:p>
          </table:table-cell>
          <table:table-cell/>
          <table:table-cell office:value-type="string" calcext:value-type="string">
            <text:p><text:s/>FD_BONDS_CORPORATE BONDS <text:s text:c="37"/></text:p>
          </table:table-cell>
          <table:table-cell office:value-type="float" office:value="6395" calcext:value-type="float">
            <text:p>6395</text:p>
          </table:table-cell>
          <table:table-cell table:formula="of:=(([.G24]/2114232)*100)" office:value-type="float" office:value="0.302473900688288" calcext:value-type="float">
            <text:p>0.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60076" calcext:value-type="float">
            <text:p>60076</text:p>
          </table:table-cell>
          <table:table-cell table:style-name="ce42" table:formula="of:=(([.C25]/962786)*100)" office:value-type="float" office:value="6.23980822321887" calcext:value-type="float">
            <text:p>6.24</text:p>
          </table:table-cell>
          <table:table-cell/>
          <table:table-cell office:value-type="string" calcext:value-type="string">
            <text:p><text:s/>FD_BONDS_FIXED DEPOSITS <text:s text:c="38"/></text:p>
          </table:table-cell>
          <table:table-cell office:value-type="float" office:value="6054" calcext:value-type="float">
            <text:p>6054</text:p>
          </table:table-cell>
          <table:table-cell table:formula="of:=(([.G25]/2114232)*100)" office:value-type="float" office:value="0.286345112551508" calcext:value-type="float">
            <text:p>0.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265206" calcext:value-type="float">
            <text:p>265206</text:p>
          </table:table-cell>
          <table:table-cell table:style-name="ce42" table:formula="of:=(([.C26]/962786)*100)" office:value-type="float" office:value="27.5456851262897" calcext:value-type="float">
            <text:p>27.55</text:p>
          </table:table-cell>
          <table:table-cell/>
          <table:table-cell office:value-type="string" calcext:value-type="string">
            <text:p><text:s/>FD_BONDS_OTHER FD <text:s text:c="44"/></text:p>
          </table:table-cell>
          <table:table-cell office:value-type="float" office:value="1144" calcext:value-type="float">
            <text:p>1144</text:p>
          </table:table-cell>
          <table:table-cell table:formula="of:=(([.G26]/2114232)*100)" office:value-type="float" office:value="0.0541094827814544" calcext:value-type="float">
            <text:p>0.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65360" calcext:value-type="float">
            <text:p>65360</text:p>
          </table:table-cell>
          <table:table-cell table:style-name="ce42" table:formula="of:=(([.C27]/962786)*100)" office:value-type="float" office:value="6.7886321570941" calcext:value-type="float">
            <text:p>6.79</text:p>
          </table:table-cell>
          <table:table-cell/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281" calcext:value-type="float">
            <text:p>281</text:p>
          </table:table-cell>
          <table:table-cell table:formula="of:=(([.G27]/2114232)*100)" office:value-type="float" office:value="0.0132908782006894" calcext:value-type="float">
            <text:p>0.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7048" calcext:value-type="float">
            <text:p>7048</text:p>
          </table:table-cell>
          <table:table-cell table:style-name="ce42" table:formula="of:=(([.C28]/962786)*100)" office:value-type="float" office:value="0.732042219143195" calcext:value-type="float">
            <text:p>0.73</text:p>
          </table:table-cell>
          <table:table-cell/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5645" calcext:value-type="float">
            <text:p>5645</text:p>
          </table:table-cell>
          <table:table-cell table:formula="of:=(([.G28]/2114232)*100)" office:value-type="float" office:value="0.267000026487159" calcext:value-type="float">
            <text:p>0.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2951" calcext:value-type="float">
            <text:p>2951</text:p>
          </table:table-cell>
          <table:table-cell table:style-name="ce42" table:formula="of:=(([.C29]/962786)*100)" office:value-type="float" office:value="0.306506326431834" calcext:value-type="float">
            <text:p>0.31</text:p>
          </table:table-cell>
          <table:table-cell/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3012" calcext:value-type="float">
            <text:p>3012</text:p>
          </table:table-cell>
          <table:table-cell table:formula="of:=(([.G29]/2114232)*100)" office:value-type="float" office:value="0.142463078791731" calcext:value-type="float">
            <text:p>0.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1416" calcext:value-type="float">
            <text:p>1416</text:p>
          </table:table-cell>
          <table:table-cell table:style-name="ce42" table:formula="of:=(([.C30]/962786)*100)" office:value-type="float" office:value="0.147073181371561" calcext:value-type="float">
            <text:p>0.15</text:p>
          </table:table-cell>
          <table:table-cell/>
          <table:table-cell office:value-type="string" calcext:value-type="string">
            <text:p><text:s/>LIFE_INSURANCE_LIFE_INSURANCE <text:s text:c="32"/></text:p>
          </table:table-cell>
          <table:table-cell office:value-type="float" office:value="3650" calcext:value-type="float">
            <text:p>3650</text:p>
          </table:table-cell>
          <table:table-cell table:formula="of:=(([.G30]/2114232)*100)" office:value-type="float" office:value="0.172639521112158" calcext:value-type="float">
            <text:p>0.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1195" calcext:value-type="float">
            <text:p>1195</text:p>
          </table:table-cell>
          <table:table-cell table:style-name="ce42" table:formula="of:=(([.C31]/962786)*100)" office:value-type="float" office:value="0.124118963092525" calcext:value-type="float">
            <text:p>0.12</text:p>
          </table:table-cell>
          <table:table-cell/>
          <table:table-cell office:value-type="string" calcext:value-type="string">
            <text:p><text:s/>MF_LUMPSUM <text:s text:c="51"/></text:p>
          </table:table-cell>
          <table:table-cell office:value-type="float" office:value="11620" calcext:value-type="float">
            <text:p>11620</text:p>
          </table:table-cell>
          <table:table-cell table:formula="of:=(([.G31]/2114232)*100)" office:value-type="float" office:value="0.549608557622815" calcext:value-type="float">
            <text:p>0.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923" calcext:value-type="float">
            <text:p>923</text:p>
          </table:table-cell>
          <table:table-cell table:style-name="ce42" table:formula="of:=(([.C32]/962786)*100)" office:value-type="float" office:value="0.095867617518327" calcext:value-type="float">
            <text:p>0.1</text:p>
          </table:table-cell>
          <table:table-cell/>
          <table:table-cell office:value-type="string" calcext:value-type="string">
            <text:p><text:s/>MF_SIP <text:s text:c="55"/></text:p>
          </table:table-cell>
          <table:table-cell office:value-type="float" office:value="6477" calcext:value-type="float">
            <text:p>6477</text:p>
          </table:table-cell>
          <table:table-cell table:formula="of:=(([.G32]/2114232)*100)" office:value-type="float" office:value="0.306352377600944" calcext:value-type="float">
            <text:p>0.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253" calcext:value-type="float">
            <text:p>253</text:p>
          </table:table-cell>
          <table:table-cell table:style-name="ce42" table:formula="of:=(([.C33]/962786)*100)" office:value-type="float" office:value="0.0262779059936476" calcext:value-type="float">
            <text:p>0.03</text:p>
          </table:table-cell>
          <table:table-cell/>
          <table:table-cell office:value-type="string" calcext:value-type="string">
            <text:p><text:s/>MF_TIP <text:s text:c="55"/></text:p>
          </table:table-cell>
          <table:table-cell office:value-type="float" office:value="14850" calcext:value-type="float">
            <text:p>14850</text:p>
          </table:table-cell>
          <table:table-cell table:formula="of:=(([.G33]/2114232)*100)" office:value-type="float" office:value="0.702382709182341" calcext:value-type="float">
            <text:p>0.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749" calcext:value-type="float">
            <text:p>749</text:p>
          </table:table-cell>
          <table:table-cell table:style-name="ce42" table:formula="of:=(([.C34]/962786)*100)" office:value-type="float" office:value="0.0777950655701267" calcext:value-type="float">
            <text:p>0.08</text:p>
          </table:table-cell>
          <table:table-cell/>
          <table:table-cell office:value-type="string" calcext:value-type="string">
            <text:p><text:s/>NPS_NPS <text:s text:c="54"/></text:p>
          </table:table-cell>
          <table:table-cell office:value-type="float" office:value="14867" calcext:value-type="float">
            <text:p>14867</text:p>
          </table:table-cell>
          <table:table-cell table:formula="of:=(([.G34]/2114232)*100)" office:value-type="float" office:value="0.703186783664234" calcext:value-type="float">
            <text:p>0.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3677" calcext:value-type="float">
            <text:p>3677</text:p>
          </table:table-cell>
          <table:table-cell table:style-name="ce42" table:formula="of:=(([.C35]/962786)*100)" office:value-type="float" office:value="0.381912491457084" calcext:value-type="float">
            <text:p>0.38</text:p>
          </table:table-cell>
          <table:table-cell/>
          <table:table-cell office:value-type="string" calcext:value-type="string">
            <text:p>(20 rows)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1327" calcext:value-type="float">
            <text:p>1327</text:p>
          </table:table-cell>
          <table:table-cell table:style-name="ce42" table:formula="of:=(([.C36]/962786)*100)" office:value-type="float" office:value="0.137829174915298" calcext:value-type="float">
            <text:p>0.1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3078" calcext:value-type="float">
            <text:p>3078</text:p>
          </table:table-cell>
          <table:table-cell table:style-name="ce42" table:formula="of:=(([.C37]/962786)*100)" office:value-type="float" office:value="0.319697212049199" calcext:value-type="float">
            <text:p>0.3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3461" calcext:value-type="float">
            <text:p>3461</text:p>
          </table:table-cell>
          <table:table-cell table:style-name="ce42" table:formula="of:=(([.C38]/962786)*100)" office:value-type="float" office:value="0.359477599383456" calcext:value-type="float">
            <text:p>0.3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3781" calcext:value-type="float">
            <text:p>3781</text:p>
          </table:table-cell>
          <table:table-cell table:formula="of:=(([.C39]/844376)*100)" office:value-type="float" office:value="0.447786294257535" calcext:value-type="float">
            <text:p>0.4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43127" calcext:value-type="float">
            <text:p>43127</text:p>
          </table:table-cell>
          <table:table-cell table:formula="of:=(([.C40]/844376)*100)" office:value-type="float" office:value="5.10755871791714" calcext:value-type="float">
            <text:p>5.11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194543" calcext:value-type="float">
            <text:p>194543</text:p>
          </table:table-cell>
          <table:table-cell table:formula="of:=(([.C41]/844376)*100)" office:value-type="float" office:value="23.0398542829261" calcext:value-type="float">
            <text:p>23.0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21119" calcext:value-type="float">
            <text:p>21119</text:p>
          </table:table-cell>
          <table:table-cell table:formula="of:=(([.C42]/844376)*100)" office:value-type="float" office:value="2.50113693425678" calcext:value-type="float">
            <text:p>2.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58057" calcext:value-type="float">
            <text:p>58057</text:p>
          </table:table-cell>
          <table:table-cell table:formula="of:=(([.C43]/844376)*100)" office:value-type="float" office:value="6.87572834850825" calcext:value-type="float">
            <text:p>6.88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400507" calcext:value-type="float">
            <text:p>400507</text:p>
          </table:table-cell>
          <table:table-cell table:formula="of:=(([.C44]/844376)*100)" office:value-type="float" office:value="47.4323050394611" calcext:value-type="float">
            <text:p>47.4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54380" calcext:value-type="float">
            <text:p>54380</text:p>
          </table:table-cell>
          <table:table-cell table:formula="of:=(([.C45]/844376)*100)" office:value-type="float" office:value="6.44025884203246" calcext:value-type="float">
            <text:p>6.4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39105" calcext:value-type="float">
            <text:p>39105</text:p>
          </table:table-cell>
          <table:table-cell table:formula="of:=(([.C46]/844376)*100)" office:value-type="float" office:value="4.63123063658844" calcext:value-type="float">
            <text:p>4.6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4687" calcext:value-type="float">
            <text:p>4687</text:p>
          </table:table-cell>
          <table:table-cell table:formula="of:=(([.C47]/844376)*100)" office:value-type="float" office:value="0.555084464740826" calcext:value-type="float">
            <text:p>0.5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2269" calcext:value-type="float">
            <text:p>2269</text:p>
          </table:table-cell>
          <table:table-cell table:formula="of:=(([.C48]/844376)*100)" office:value-type="float" office:value="0.26871914881522" calcext:value-type="float">
            <text:p>0.27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2012" calcext:value-type="float">
            <text:p>2012</text:p>
          </table:table-cell>
          <table:table-cell table:formula="of:=(([.C49]/844376)*100)" office:value-type="float" office:value="0.238282471316096" calcext:value-type="float">
            <text:p>0.2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FD_BONDS_OTHER FD <text:s text:c="44"/></text:p>
          </table:table-cell>
          <table:table-cell office:value-type="float" office:value="246" calcext:value-type="float">
            <text:p>246</text:p>
          </table:table-cell>
          <table:table-cell table:formula="of:=(([.C50]/844376)*100)" office:value-type="float" office:value="0.0291339403299004" calcext:value-type="float">
            <text:p>0.0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7" calcext:value-type="float">
            <text:p>7</text:p>
          </table:table-cell>
          <table:table-cell table:formula="of:=(([.C51]/844376)*100)" office:value-type="float" office:value="0.000829014562232939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1836" calcext:value-type="float">
            <text:p>1836</text:p>
          </table:table-cell>
          <table:table-cell table:formula="of:=(([.C52]/844376)*100)" office:value-type="float" office:value="0.217438676608525" calcext:value-type="float">
            <text:p>0.2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923" calcext:value-type="float">
            <text:p>923</text:p>
          </table:table-cell>
          <table:table-cell table:formula="of:=(([.C53]/844376)*100)" office:value-type="float" office:value="0.109311491563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1105" calcext:value-type="float">
            <text:p>1105</text:p>
          </table:table-cell>
          <table:table-cell table:formula="of:=(([.C54]/844376)*100)" office:value-type="float" office:value="0.130865870181057" calcext:value-type="float">
            <text:p>0.1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3776" calcext:value-type="float">
            <text:p>3776</text:p>
          </table:table-cell>
          <table:table-cell table:formula="of:=(([.C55]/844376)*100)" office:value-type="float" office:value="0.447194140998797" calcext:value-type="float">
            <text:p>0.4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2837" calcext:value-type="float">
            <text:p>2837</text:p>
          </table:table-cell>
          <table:table-cell table:formula="of:=(([.C56]/844376)*100)" office:value-type="float" office:value="0.335987759007835" calcext:value-type="float">
            <text:p>0.3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4817" calcext:value-type="float">
            <text:p>4817</text:p>
          </table:table-cell>
          <table:table-cell table:formula="of:=(([.C57]/844376)*100)" office:value-type="float" office:value="0.57048044946801" calcext:value-type="float">
            <text:p>0.57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5242" calcext:value-type="float">
            <text:p>5242</text:p>
          </table:table-cell>
          <table:table-cell table:formula="of:=(([.C58]/844376)*100)" office:value-type="float" office:value="0.620813476460724" calcext:value-type="float">
            <text:p>0.6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5596" calcext:value-type="float">
            <text:p>5596</text:p>
          </table:table-cell>
          <table:table-cell table:style-name="ce44" table:formula="of:=(([.C59]/805942)*100)" office:value-type="float" office:value="0.694342769082639" calcext:value-type="float">
            <text:p>0.6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41548" calcext:value-type="float">
            <text:p>41548</text:p>
          </table:table-cell>
          <table:table-cell table:style-name="ce44" table:formula="of:=(([.C60]/805942)*100)" office:value-type="float" office:value="5.15520968010105" calcext:value-type="float">
            <text:p>5.16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174547" calcext:value-type="float">
            <text:p>174547</text:p>
          </table:table-cell>
          <table:table-cell table:style-name="ce44" table:formula="of:=(([.C61]/805942)*100)" office:value-type="float" office:value="21.6575138161307" calcext:value-type="float">
            <text:p>21.66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23775" calcext:value-type="float">
            <text:p>23775</text:p>
          </table:table-cell>
          <table:table-cell table:style-name="ce44" table:formula="of:=(([.C62]/805942)*100)" office:value-type="float" office:value="2.9499641413402" calcext:value-type="float">
            <text:p>2.9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51858" calcext:value-type="float">
            <text:p>51858</text:p>
          </table:table-cell>
          <table:table-cell table:style-name="ce44" table:formula="of:=(([.C63]/805942)*100)" office:value-type="float" office:value="6.43445806273901" calcext:value-type="float">
            <text:p>6.4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378623" calcext:value-type="float">
            <text:p>378623</text:p>
          </table:table-cell>
          <table:table-cell table:style-name="ce44" table:formula="of:=(([.C64]/805942)*100)" office:value-type="float" office:value="46.9789389310893" calcext:value-type="float">
            <text:p>46.98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55947" calcext:value-type="float">
            <text:p>55947</text:p>
          </table:table-cell>
          <table:table-cell table:style-name="ce44" table:formula="of:=(([.C65]/805942)*100)" office:value-type="float" office:value="6.94181467152723" calcext:value-type="float">
            <text:p>6.9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33665" calcext:value-type="float">
            <text:p>33665</text:p>
          </table:table-cell>
          <table:table-cell table:style-name="ce44" table:formula="of:=(([.C66]/805942)*100)" office:value-type="float" office:value="4.17709959277467" calcext:value-type="float">
            <text:p>4.18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7267" calcext:value-type="float">
            <text:p>7267</text:p>
          </table:table-cell>
          <table:table-cell table:style-name="ce44" table:formula="of:=(([.C67]/805942)*100)" office:value-type="float" office:value="0.901677788227937" calcext:value-type="float">
            <text:p>0.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2853" calcext:value-type="float">
            <text:p>2853</text:p>
          </table:table-cell>
          <table:table-cell table:style-name="ce44" table:formula="of:=(([.C68]/805942)*100)" office:value-type="float" office:value="0.353995696960823" calcext:value-type="float">
            <text:p>0.3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3165" calcext:value-type="float">
            <text:p>3165</text:p>
          </table:table-cell>
          <table:table-cell table:style-name="ce44" table:formula="of:=(([.C69]/805942)*100)" office:value-type="float" office:value="0.392708160140556" calcext:value-type="float">
            <text:p>0.3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OTHER FD <text:s text:c="44"/></text:p>
          </table:table-cell>
          <table:table-cell office:value-type="float" office:value="898" calcext:value-type="float">
            <text:p>898</text:p>
          </table:table-cell>
          <table:table-cell table:style-name="ce44" table:formula="of:=(([.C70]/805942)*100)" office:value-type="float" office:value="0.111422410049358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274" calcext:value-type="float">
            <text:p>274</text:p>
          </table:table-cell>
          <table:table-cell table:style-name="ce44" table:formula="of:=(([.C71]/805942)*100)" office:value-type="float" office:value="0.0339974836898933" calcext:value-type="float">
            <text:p>0.0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2633" calcext:value-type="float">
            <text:p>2633</text:p>
          </table:table-cell>
          <table:table-cell table:style-name="ce44" table:formula="of:=(([.C72]/805942)*100)" office:value-type="float" office:value="0.326698447282807" calcext:value-type="float">
            <text:p>0.3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1836" calcext:value-type="float">
            <text:p>1836</text:p>
          </table:table-cell>
          <table:table-cell table:style-name="ce44" table:formula="of:=(([.C73]/805942)*100)" office:value-type="float" office:value="0.227807956403811" calcext:value-type="float">
            <text:p>0.2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1575" calcext:value-type="float">
            <text:p>1575</text:p>
          </table:table-cell>
          <table:table-cell table:style-name="ce44" table:formula="of:=(([.C74]/805942)*100)" office:value-type="float" office:value="0.195423492013073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3739" calcext:value-type="float">
            <text:p>3739</text:p>
          </table:table-cell>
          <table:table-cell table:style-name="ce44" table:formula="of:=(([.C75]/805942)*100)" office:value-type="float" office:value="0.463929166118654" calcext:value-type="float">
            <text:p>0.46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3136" calcext:value-type="float">
            <text:p>3136</text:p>
          </table:table-cell>
          <table:table-cell table:style-name="ce44" table:formula="of:=(([.C76]/805942)*100)" office:value-type="float" office:value="0.389109886319363" calcext:value-type="float">
            <text:p>0.3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7251" calcext:value-type="float">
            <text:p>7251</text:p>
          </table:table-cell>
          <table:table-cell table:style-name="ce44" table:formula="of:=(([.C77]/805942)*100)" office:value-type="float" office:value="0.899692533705899" calcext:value-type="float">
            <text:p>0.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5756" calcext:value-type="float">
            <text:p>5756</text:p>
          </table:table-cell>
          <table:table-cell table:style-name="ce44" table:formula="of:=(([.C78]/805942)*100)" office:value-type="float" office:value="0.714195314303014" calcext:value-type="float">
            <text:p>0.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75 rows)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table table:name="Sheet3" table:style-name="ta1"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13" office:value-type="string" calcext:value-type="string">
            <text:p>BEFORE</text:p>
          </table:table-cell>
          <table:table-cell table:number-columns-repeated="2"/>
          <table:table-cell table:style-name="ce13" office:value-type="string" calcext:value-type="string">
            <text:p>After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style-name="ce37" office:value-type="string" calcext:value-type="string">
            <text:p>Overall_Distribution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OverallDistributio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recommended_event <text:s text:c="43"/></text:p>
          </table:table-cell>
          <table:table-cell office:value-type="string" calcext:value-type="string">
            <text:p>count(user_id)</text:p>
          </table:table-cell>
          <table:table-cell/>
        </table:table-row>
        <table:table-row table:style-name="ro2">
          <table:table-cell table:style-name="ce45" office:value-type="string" calcext:value-type="string">
            <text:p>event_l1_name <text:s text:c="24"/></text:p>
          </table:table-cell>
          <table:table-cell table:style-name="ce45" office:value-type="string" calcext:value-type="string">
            <text:p><text:s/>count</text:p>
          </table:table-cell>
          <table:table-cell table:style-name="ce37" office:value-type="string" calcext:value-type="string">
            <text:p>%Distribu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EQUITY_BTST <text:s text:c="50"/></text:p>
          </table:table-cell>
          <table:table-cell office:value-type="float" office:value="9847" calcext:value-type="float">
            <text:p>9847</text:p>
          </table:table-cell>
          <table:table-cell table:formula="of:=(([.B9]/2114232)*100)" office:value-type="float" office:value="0.465748319011348" calcext:value-type="float">
            <text:p>0.47</text:p>
          </table:table-cell>
          <table:table-cell/>
          <table:table-cell office:value-type="string" calcext:value-type="string">
            <text:p>EQUITY_BTST <text:s text:c="49"/></text:p>
          </table:table-cell>
          <table:table-cell office:value-type="float" office:value="12150" calcext:value-type="float">
            <text:p>12150</text:p>
          </table:table-cell>
          <table:table-cell table:formula="of:=(([.F9]/3671175)*100)" office:value-type="float" office:value="0.330956710045149" calcext:value-type="float">
            <text:p>0.33</text:p>
          </table:table-cell>
        </table:table-row>
        <table:table-row table:style-name="ro2">
          <table:table-cell office:value-type="string" calcext:value-type="string">
            <text:p><text:s/>EQUITY_CASH <text:s text:c="50"/></text:p>
          </table:table-cell>
          <table:table-cell office:value-type="float" office:value="78128" calcext:value-type="float">
            <text:p>78128</text:p>
          </table:table-cell>
          <table:table-cell table:formula="of:=(([.B10]/2114232)*100)" office:value-type="float" office:value="3.69533712478101" calcext:value-type="float">
            <text:p>3.7</text:p>
          </table:table-cell>
          <table:table-cell/>
          <table:table-cell office:value-type="string" calcext:value-type="string">
            <text:p>GENERAL_INSURANCE_Health Insurance:I-Lombard Personal Protect</text:p>
          </table:table-cell>
          <table:table-cell office:value-type="float" office:value="3012" calcext:value-type="float">
            <text:p>3012</text:p>
          </table:table-cell>
          <table:table-cell table:formula="of:=(([.F10]/3671175)*100)" office:value-type="float" office:value="0.0820445770087234" calcext:value-type="float">
            <text:p>0.08</text:p>
          </table:table-cell>
        </table:table-row>
        <table:table-row table:style-name="ro2">
          <table:table-cell office:value-type="string" calcext:value-type="string">
            <text:p><text:s/>EQUITY_DERIVATIVES_Future <text:s text:c="36"/></text:p>
          </table:table-cell>
          <table:table-cell office:value-type="float" office:value="803244" calcext:value-type="float">
            <text:p>803244</text:p>
          </table:table-cell>
          <table:table-cell table:style-name="ce37" table:formula="of:=(([.B11]/2114232)*100)" office:value-type="float" office:value="37.9922354784149" calcext:value-type="float">
            <text:p>37.99</text:p>
          </table:table-cell>
          <table:table-cell/>
          <table:table-cell office:value-type="string" calcext:value-type="string">
            <text:p>EQUITY_DERIVATIVES_Option <text:s text:c="35"/></text:p>
          </table:table-cell>
          <table:table-cell office:value-type="float" office:value="1279849" calcext:value-type="float">
            <text:p>1279849</text:p>
          </table:table-cell>
          <table:table-cell table:style-name="ce37" table:formula="of:=(([.F11]/3671175)*100)" office:value-type="float" office:value="34.8621081806234" calcext:value-type="float">
            <text:p>34.86</text:p>
          </table:table-cell>
        </table:table-row>
        <table:table-row table:style-name="ro2">
          <table:table-cell office:value-type="string" calcext:value-type="string">
            <text:p><text:s/>EQUITY_DERIVATIVES_FuturePLUS <text:s text:c="32"/></text:p>
          </table:table-cell>
          <table:table-cell office:value-type="float" office:value="45962" calcext:value-type="float">
            <text:p>45962</text:p>
          </table:table-cell>
          <table:table-cell table:formula="of:=(([.B12]/2114232)*100)" office:value-type="float" office:value="2.17393360804301" calcext:value-type="float">
            <text:p>2.17</text:p>
          </table:table-cell>
          <table:table-cell/>
          <table:table-cell office:value-type="string" calcext:value-type="string">
            <text:p>GENERAL_INSURANCE_Health Insurance:I-Lombard IHEALTH PLUS <text:s text:c="3"/></text:p>
          </table:table-cell>
          <table:table-cell office:value-type="float" office:value="5645" calcext:value-type="float">
            <text:p>5645</text:p>
          </table:table-cell>
          <table:table-cell table:formula="of:=(([.F12]/3671175)*100)" office:value-type="float" office:value="0.15376548380287" calcext:value-type="float">
            <text:p>0.15</text:p>
          </table:table-cell>
        </table:table-row>
        <table:table-row table:style-name="ro2"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155792" calcext:value-type="float">
            <text:p>155792</text:p>
          </table:table-cell>
          <table:table-cell table:formula="of:=(([.B13]/2114232)*100)" office:value-type="float" office:value="7.36872774605625" calcext:value-type="float">
            <text:p>7.37</text:p>
          </table:table-cell>
          <table:table-cell/>
          <table:table-cell office:value-type="string" calcext:value-type="string">
            <text:p>FD_BONDS_CORPORATE BONDS <text:s text:c="36"/></text:p>
          </table:table-cell>
          <table:table-cell office:value-type="float" office:value="7311" calcext:value-type="float">
            <text:p>7311</text:p>
          </table:table-cell>
          <table:table-cell table:formula="of:=(([.F13]/3671175)*100)" office:value-type="float" office:value="0.199146049970377" calcext:value-type="float">
            <text:p>0.2</text:p>
          </table:table-cell>
        </table:table-row>
        <table:table-row table:style-name="ro2">
          <table:table-cell office:value-type="string" calcext:value-type="string">
            <text:p><text:s/>EQUITY_DERIVATIVES_Option <text:s text:c="36"/></text:p>
          </table:table-cell>
          <table:table-cell office:value-type="float" office:value="718586" calcext:value-type="float">
            <text:p>718586</text:p>
          </table:table-cell>
          <table:table-cell table:style-name="ce37" table:formula="of:=(([.B14]/2114232)*100)" office:value-type="float" office:value="33.9880391555894" calcext:value-type="float">
            <text:p>33.99</text:p>
          </table:table-cell>
          <table:table-cell/>
          <table:table-cell office:value-type="string" calcext:value-type="string">
            <text:p>FD_BONDS_FIXED DEPOSITS <text:s text:c="37"/></text:p>
          </table:table-cell>
          <table:table-cell office:value-type="float" office:value="7104" calcext:value-type="float">
            <text:p>7104</text:p>
          </table:table-cell>
          <table:table-cell table:formula="of:=(([.F14]/3671175)*100)" office:value-type="float" office:value="0.193507528243682" calcext:value-type="float">
            <text:p>0.19</text:p>
          </table:table-cell>
        </table:table-row>
        <table:table-row table:style-name="ro2">
          <table:table-cell office:value-type="string" calcext:value-type="string">
            <text:p><text:s/>EQUITY_DERIVATIVES_OptionsPLUS <text:s text:c="31"/></text:p>
          </table:table-cell>
          <table:table-cell office:value-type="float" office:value="143911" calcext:value-type="float">
            <text:p>143911</text:p>
          </table:table-cell>
          <table:table-cell table:formula="of:=(([.B15]/2114232)*100)" office:value-type="float" office:value="6.80677428021144" calcext:value-type="float">
            <text:p>6.81</text:p>
          </table:table-cell>
          <table:table-cell/>
          <table:table-cell office:value-type="string" calcext:value-type="string">
            <text:p>EQUITY_DERIVATIVES_Future <text:s text:c="35"/></text:p>
          </table:table-cell>
          <table:table-cell office:value-type="float" office:value="1440119" calcext:value-type="float">
            <text:p>1440119</text:p>
          </table:table-cell>
          <table:table-cell table:style-name="ce37" table:formula="of:=(([.F15]/3671175)*100)" office:value-type="float" office:value="39.2277404373259" calcext:value-type="float">
            <text:p>39.23</text:p>
          </table:table-cell>
        </table:table-row>
        <table:table-row table:style-name="ro2">
          <table:table-cell office:value-type="string" calcext:value-type="string">
            <text:p><text:s/>EQUITY_MARGIN <text:s text:c="48"/></text:p>
          </table:table-cell>
          <table:table-cell office:value-type="float" office:value="71111" calcext:value-type="float">
            <text:p>71111</text:p>
          </table:table-cell>
          <table:table-cell table:formula="of:=(([.B16]/2114232)*100)" office:value-type="float" office:value="3.36344355775525" calcext:value-type="float">
            <text:p>3.36</text:p>
          </table:table-cell>
          <table:table-cell/>
          <table:table-cell office:value-type="string" calcext:value-type="string">
            <text:p>MF_TIP <text:s text:c="54"/></text:p>
          </table:table-cell>
          <table:table-cell office:value-type="float" office:value="17675" calcext:value-type="float">
            <text:p>17675</text:p>
          </table:table-cell>
          <table:table-cell table:formula="of:=(([.F16]/3671175)*100)" office:value-type="float" office:value="0.481453485600659" calcext:value-type="float">
            <text:p>0.48</text:p>
          </table:table-cell>
        </table:table-row>
        <table:table-row table:style-name="ro2">
          <table:table-cell office:value-type="string" calcext:value-type="string">
            <text:p><text:s/>EQUITY_MarginPLUS <text:s text:c="44"/></text:p>
          </table:table-cell>
          <table:table-cell office:value-type="float" office:value="13656" calcext:value-type="float">
            <text:p>13656</text:p>
          </table:table-cell>
          <table:table-cell table:formula="of:=(([.B17]/2114232)*100)" office:value-type="float" office:value="0.645908301454145" calcext:value-type="float">
            <text:p>0.65</text:p>
          </table:table-cell>
          <table:table-cell/>
          <table:table-cell office:value-type="string" calcext:value-type="string">
            <text:p>LIFE_INSURANCE_LIFE_INSURANCE <text:s text:c="31"/></text:p>
          </table:table-cell>
          <table:table-cell office:value-type="float" office:value="4161" calcext:value-type="float">
            <text:p>4161</text:p>
          </table:table-cell>
          <table:table-cell table:formula="of:=(([.F17]/3671175)*100)" office:value-type="float" office:value="0.113342458477191" calcext:value-type="float">
            <text:p>0.11</text:p>
          </table:table-cell>
        </table:table-row>
        <table:table-row table:style-name="ro2">
          <table:table-cell office:value-type="string" calcext:value-type="string">
            <text:p><text:s/>FD_BONDS_CORPORATE BONDS <text:s text:c="37"/></text:p>
          </table:table-cell>
          <table:table-cell office:value-type="float" office:value="6395" calcext:value-type="float">
            <text:p>6395</text:p>
          </table:table-cell>
          <table:table-cell table:formula="of:=(([.B18]/2114232)*100)" office:value-type="float" office:value="0.302473900688288" calcext:value-type="float">
            <text:p>0.3</text:p>
          </table:table-cell>
          <table:table-cell/>
          <table:table-cell office:value-type="string" calcext:value-type="string">
            <text:p>EQUITY_DERIVATIVES_FuturePLUS Stop Loss <text:s text:c="21"/></text:p>
          </table:table-cell>
          <table:table-cell office:value-type="float" office:value="235160" calcext:value-type="float">
            <text:p>235160</text:p>
          </table:table-cell>
          <table:table-cell table:formula="of:=(([.F18]/3671175)*100)" office:value-type="float" office:value="6.40557859540883" calcext:value-type="float">
            <text:p>6.41</text:p>
          </table:table-cell>
        </table:table-row>
        <table:table-row table:style-name="ro2">
          <table:table-cell office:value-type="string" calcext:value-type="string">
            <text:p><text:s/>FD_BONDS_FIXED DEPOSITS <text:s text:c="38"/></text:p>
          </table:table-cell>
          <table:table-cell office:value-type="float" office:value="6054" calcext:value-type="float">
            <text:p>6054</text:p>
          </table:table-cell>
          <table:table-cell table:formula="of:=(([.B19]/2114232)*100)" office:value-type="float" office:value="0.286345112551508" calcext:value-type="float">
            <text:p>0.29</text:p>
          </table:table-cell>
          <table:table-cell/>
          <table:table-cell office:value-type="string" calcext:value-type="string">
            <text:p>MF_LUMPSUM <text:s text:c="50"/></text:p>
          </table:table-cell>
          <table:table-cell office:value-type="float" office:value="15307" calcext:value-type="float">
            <text:p>15307</text:p>
          </table:table-cell>
          <table:table-cell table:formula="of:=(([.F19]/3671175)*100)" office:value-type="float" office:value="0.416950976186098" calcext:value-type="float">
            <text:p>0.42</text:p>
          </table:table-cell>
        </table:table-row>
        <table:table-row table:style-name="ro2">
          <table:table-cell office:value-type="string" calcext:value-type="string">
            <text:p><text:s/>FD_BONDS_OTHER FD <text:s text:c="44"/></text:p>
          </table:table-cell>
          <table:table-cell office:value-type="float" office:value="1144" calcext:value-type="float">
            <text:p>1144</text:p>
          </table:table-cell>
          <table:table-cell table:formula="of:=(([.B20]/2114232)*100)" office:value-type="float" office:value="0.0541094827814544" calcext:value-type="float">
            <text:p>0.05</text:p>
          </table:table-cell>
          <table:table-cell/>
          <table:table-cell office:value-type="string" calcext:value-type="string">
            <text:p>EQUITY_MARGIN <text:s text:c="47"/></text:p>
          </table:table-cell>
          <table:table-cell office:value-type="float" office:value="84142" calcext:value-type="float">
            <text:p>84142</text:p>
          </table:table-cell>
          <table:table-cell table:formula="of:=(([.F20]/3671175)*100)" office:value-type="float" office:value="2.29196374457769" calcext:value-type="float">
            <text:p>2.29</text:p>
          </table:table-cell>
        </table:table-row>
        <table:table-row table:style-name="ro2"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281" calcext:value-type="float">
            <text:p>281</text:p>
          </table:table-cell>
          <table:table-cell table:formula="of:=(([.B21]/2114232)*100)" office:value-type="float" office:value="0.0132908782006894" calcext:value-type="float">
            <text:p>0.01</text:p>
          </table:table-cell>
          <table:table-cell/>
          <table:table-cell office:value-type="string" calcext:value-type="string">
            <text:p>NPS_NPS <text:s text:c="53"/></text:p>
          </table:table-cell>
          <table:table-cell office:value-type="float" office:value="17786" calcext:value-type="float">
            <text:p>17786</text:p>
          </table:table-cell>
          <table:table-cell table:formula="of:=(([.F21]/3671175)*100)" office:value-type="float" office:value="0.484477040729467" calcext:value-type="float">
            <text:p>0.48</text:p>
          </table:table-cell>
        </table:table-row>
        <table:table-row table:style-name="ro2"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5645" calcext:value-type="float">
            <text:p>5645</text:p>
          </table:table-cell>
          <table:table-cell table:formula="of:=(([.B22]/2114232)*100)" office:value-type="float" office:value="0.267000026487159" calcext:value-type="float">
            <text:p>0.27</text:p>
          </table:table-cell>
          <table:table-cell/>
          <table:table-cell office:value-type="string" calcext:value-type="string">
            <text:p>FD_BONDS_OTHER FD <text:s text:c="43"/></text:p>
          </table:table-cell>
          <table:table-cell office:value-type="float" office:value="1144" calcext:value-type="float">
            <text:p>1144</text:p>
          </table:table-cell>
          <table:table-cell table:formula="of:=(([.F22]/3671175)*100)" office:value-type="float" office:value="0.0311616852914939" calcext:value-type="float">
            <text:p>0.03</text:p>
          </table:table-cell>
        </table:table-row>
        <table:table-row table:style-name="ro2"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3012" calcext:value-type="float">
            <text:p>3012</text:p>
          </table:table-cell>
          <table:table-cell table:formula="of:=(([.B23]/2114232)*100)" office:value-type="float" office:value="0.142463078791731" calcext:value-type="float">
            <text:p>0.14</text:p>
          </table:table-cell>
          <table:table-cell/>
          <table:table-cell office:value-type="string" calcext:value-type="string">
            <text:p>EQUITY_MarginPLUS <text:s text:c="43"/></text:p>
          </table:table-cell>
          <table:table-cell office:value-type="float" office:value="17541" calcext:value-type="float">
            <text:p>17541</text:p>
          </table:table-cell>
          <table:table-cell table:formula="of:=(([.F23]/3671175)*100)" office:value-type="float" office:value="0.477803428057774" calcext:value-type="float">
            <text:p>0.48</text:p>
          </table:table-cell>
        </table:table-row>
        <table:table-row table:style-name="ro2">
          <table:table-cell office:value-type="string" calcext:value-type="string">
            <text:p><text:s/>LIFE_INSURANCE_LIFE_INSURANCE <text:s text:c="32"/></text:p>
          </table:table-cell>
          <table:table-cell office:value-type="float" office:value="3650" calcext:value-type="float">
            <text:p>3650</text:p>
          </table:table-cell>
          <table:table-cell table:formula="of:=(([.B24]/2114232)*100)" office:value-type="float" office:value="0.172639521112158" calcext:value-type="float">
            <text:p>0.17</text:p>
          </table:table-cell>
          <table:table-cell/>
          <table:table-cell table:style-name="ce37" office:value-type="string" calcext:value-type="string">
            <text:p>NONE <text:s text:c="56"/></text:p>
          </table:table-cell>
          <table:table-cell office:value-type="float" office:value="79938" calcext:value-type="float">
            <text:p>79938</text:p>
          </table:table-cell>
          <table:table-cell table:formula="of:=(([.F24]/3671175)*100)" office:value-type="float" office:value="2.17744999897853" calcext:value-type="float">
            <text:p>2.18</text:p>
          </table:table-cell>
        </table:table-row>
        <table:table-row table:style-name="ro2">
          <table:table-cell office:value-type="string" calcext:value-type="string">
            <text:p><text:s/>MF_LUMPSUM <text:s text:c="51"/></text:p>
          </table:table-cell>
          <table:table-cell office:value-type="float" office:value="11620" calcext:value-type="float">
            <text:p>11620</text:p>
          </table:table-cell>
          <table:table-cell table:formula="of:=(([.B25]/2114232)*100)" office:value-type="float" office:value="0.549608557622815" calcext:value-type="float">
            <text:p>0.55</text:p>
          </table:table-cell>
          <table:table-cell/>
          <table:table-cell office:value-type="string" calcext:value-type="string">
            <text:p>EQUITY_CASH <text:s text:c="49"/></text:p>
          </table:table-cell>
          <table:table-cell office:value-type="float" office:value="136204" calcext:value-type="float">
            <text:p>136204</text:p>
          </table:table-cell>
          <table:table-cell table:formula="of:=(([.F25]/3671175)*100)" office:value-type="float" office:value="3.71009281769461" calcext:value-type="float">
            <text:p>3.71</text:p>
          </table:table-cell>
        </table:table-row>
        <table:table-row table:style-name="ro2">
          <table:table-cell office:value-type="string" calcext:value-type="string">
            <text:p><text:s/>MF_SIP <text:s text:c="55"/></text:p>
          </table:table-cell>
          <table:table-cell office:value-type="float" office:value="6477" calcext:value-type="float">
            <text:p>6477</text:p>
          </table:table-cell>
          <table:table-cell table:formula="of:=(([.B26]/2114232)*100)" office:value-type="float" office:value="0.306352377600944" calcext:value-type="float">
            <text:p>0.31</text:p>
          </table:table-cell>
          <table:table-cell/>
          <table:table-cell office:value-type="string" calcext:value-type="string">
            <text:p>EQUITY_DERIVATIVES_FuturePLUS <text:s text:c="31"/></text:p>
          </table:table-cell>
          <table:table-cell office:value-type="float" office:value="58588" calcext:value-type="float">
            <text:p>58588</text:p>
          </table:table-cell>
          <table:table-cell table:formula="of:=(([.F26]/3671175)*100)" office:value-type="float" office:value="1.59589232330248" calcext:value-type="float">
            <text:p>1.6</text:p>
          </table:table-cell>
        </table:table-row>
        <table:table-row table:style-name="ro2">
          <table:table-cell office:value-type="string" calcext:value-type="string">
            <text:p><text:s/>MF_TIP <text:s text:c="55"/></text:p>
          </table:table-cell>
          <table:table-cell office:value-type="float" office:value="14850" calcext:value-type="float">
            <text:p>14850</text:p>
          </table:table-cell>
          <table:table-cell table:formula="of:=(([.B27]/2114232)*100)" office:value-type="float" office:value="0.702382709182341" calcext:value-type="float">
            <text:p>0.7</text:p>
          </table:table-cell>
          <table:table-cell/>
          <table:table-cell office:value-type="string" calcext:value-type="string">
            <text:p>GENERAL_INSURANCE_Health Insurance:I-Lombard CHI <text:s text:c="12"/></text:p>
          </table:table-cell>
          <table:table-cell office:value-type="float" office:value="281" calcext:value-type="float">
            <text:p>281</text:p>
          </table:table-cell>
          <table:table-cell table:formula="of:=(([.F27]/3671175)*100)" office:value-type="float" office:value="0.00765422514590015" calcext:value-type="float">
            <text:p>0.01</text:p>
          </table:table-cell>
        </table:table-row>
        <table:table-row table:style-name="ro2">
          <table:table-cell office:value-type="string" calcext:value-type="string">
            <text:p><text:s/>NPS_NPS <text:s text:c="54"/></text:p>
          </table:table-cell>
          <table:table-cell office:value-type="float" office:value="14867" calcext:value-type="float">
            <text:p>14867</text:p>
          </table:table-cell>
          <table:table-cell table:formula="of:=(([.B28]/2114232)*100)" office:value-type="float" office:value="0.703186783664234" calcext:value-type="float">
            <text:p>0.7</text:p>
          </table:table-cell>
          <table:table-cell/>
          <table:table-cell office:value-type="string" calcext:value-type="string">
            <text:p>EQUITY_DERIVATIVES_OptionsPLUS <text:s text:c="30"/></text:p>
          </table:table-cell>
          <table:table-cell office:value-type="float" office:value="239651" calcext:value-type="float">
            <text:p>239651</text:p>
          </table:table-cell>
          <table:table-cell table:formula="of:=(([.F28]/3671175)*100)" office:value-type="float" office:value="6.52791000156626" calcext:value-type="float">
            <text:p>6.53</text:p>
          </table:table-cell>
        </table:table-row>
        <table:table-row table:style-name="ro2">
          <table:table-cell table:number-columns-repeated="4"/>
          <table:table-cell table:style-name="ce14" office:value-type="string" calcext:value-type="string">
            <text:p>MF_SIP <text:s text:c="54"/></text:p>
          </table:table-cell>
          <table:table-cell office:value-type="float" office:value="8407" calcext:value-type="float">
            <text:p>8407</text:p>
          </table:table-cell>
          <table:table-cell table:formula="of:=(([.F29]/3671175)*100)" office:value-type="float" office:value="0.229000251962927" calcext:value-type="float">
            <text:p>0.23</text:p>
          </table:table-cell>
        </table:table-row>
      </table:table>
      <table:table table:name="Sheet4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40" office:value-type="string" calcext:value-type="string">
            <text:p>RANK wise Distribution After trimmm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49" office:value-type="string" calcext:value-type="string">
            <text:p>recommended_event <text:s text:c="43"/></text:p>
          </table:table-cell>
          <table:table-cell table:style-name="ce49" office:value-type="string" calcext:value-type="string">
            <text:p>recommendation_level</text:p>
          </table:table-cell>
          <table:table-cell table:style-name="ce49" office:value-type="string" calcext:value-type="string">
            <text:p>count(user_id)</text:p>
          </table:table-cell>
          <table:table-cell table:style-name="ce49" office:value-type="string" calcext:value-type="string">
            <text:p>%%%%%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MF_TIP <text:s text:c="54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785" calcext:value-type="float">
            <text:p>2785</text:p>
          </table:table-cell>
          <table:table-cell table:style-name="ce49" table:formula="of:=(([.D4]/995540)*100)" office:value-type="float" office:value="0.279747674628845" calcext:value-type="float">
            <text:p>0.28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NONE <text:s text:c="56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0896" calcext:value-type="float">
            <text:p>30896</text:p>
          </table:table-cell>
          <table:table-cell table:style-name="ce49" table:formula="of:=(([.D5]/995540)*100)" office:value-type="float" office:value="3.10344134841393" calcext:value-type="float">
            <text:p>3.1</text:p>
          </table:table-cell>
          <table:table-cell table:style-name="ce54" office:value-type="string" calcext:value-type="string">
            <text:p>IGNORE</text:p>
          </table:table-cell>
        </table:table-row>
        <table:table-row table:style-name="ro2">
          <table:table-cell/>
          <table:table-cell table:style-name="ce49" office:value-type="string" calcext:value-type="string">
            <text:p>LIFE_INSURANCE_LIFE_INSURANCE <text:s text:c="31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776" calcext:value-type="float">
            <text:p>776</text:p>
          </table:table-cell>
          <table:table-cell table:style-name="ce49" table:formula="of:=(([.D6]/995540)*100)" office:value-type="float" office:value="0.0779476465034052" calcext:value-type="float">
            <text:p>0.08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EQUITY_DERIVATIVES_Option <text:s text:c="35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57189" calcext:value-type="float">
            <text:p>357189</text:p>
          </table:table-cell>
          <table:table-cell table:style-name="ce52" table:formula="of:=(([.D7]/995540)*100)" office:value-type="float" office:value="35.8789199831247" calcext:value-type="float">
            <text:p>35.88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FD_BONDS_FIXED DEPOSITS <text:s text:c="37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859" calcext:value-type="float">
            <text:p>859</text:p>
          </table:table-cell>
          <table:table-cell table:style-name="ce49" table:formula="of:=(([.D8]/995540)*100)" office:value-type="float" office:value="0.0862848303433313" calcext:value-type="float">
            <text:p>0.09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EQUITY_DERIVATIVES_FuturePLUS <text:s text:c="31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6941" calcext:value-type="float">
            <text:p>6941</text:p>
          </table:table-cell>
          <table:table-cell table:style-name="ce49" table:formula="of:=(([.D9]/995540)*100)" office:value-type="float" office:value="0.697209554613576" calcext:value-type="float">
            <text:p>0.7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EQUITY_DERIVATIVES_FuturePLUS Stop Loss <text:s text:c="21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71281" calcext:value-type="float">
            <text:p>71281</text:p>
          </table:table-cell>
          <table:table-cell table:style-name="ce49" table:formula="of:=(([.D10]/995540)*100)" office:value-type="float" office:value="7.16003375052735" calcext:value-type="float">
            <text:p>7.16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EQUITY_DERIVATIVES_OptionsPLUS <text:s text:c="30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73236" calcext:value-type="float">
            <text:p>73236</text:p>
          </table:table-cell>
          <table:table-cell table:style-name="ce49" table:formula="of:=(([.D11]/995540)*100)" office:value-type="float" office:value="7.35640958675694" calcext:value-type="float">
            <text:p>7.36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EQUITY_DERIVATIVES_Future <text:s text:c="35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98216" calcext:value-type="float">
            <text:p>398216</text:p>
          </table:table-cell>
          <table:table-cell table:style-name="ce52" table:formula="of:=(([.D12]/995540)*100)" office:value-type="float" office:value="40" calcext:value-type="float">
            <text:p>40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EQUITY_MARGIN <text:s text:c="47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8085" calcext:value-type="float">
            <text:p>8085</text:p>
          </table:table-cell>
          <table:table-cell table:style-name="ce49" table:formula="of:=(([.D13]/995540)*100)" office:value-type="float" office:value="0.812122064407256" calcext:value-type="float">
            <text:p>0.81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MF_SIP <text:s text:c="54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268" calcext:value-type="float">
            <text:p>1268</text:p>
          </table:table-cell>
          <table:table-cell table:style-name="ce49" table:formula="of:=(([.D14]/995540)*100)" office:value-type="float" office:value="0.127368061554533" calcext:value-type="float">
            <text:p>0.13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EQUITY_MarginPLUS <text:s text:c="43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883" calcext:value-type="float">
            <text:p>2883</text:p>
          </table:table-cell>
          <table:table-cell table:style-name="ce49" table:formula="of:=(([.D15]/995540)*100)" office:value-type="float" office:value="0.289591578439842" calcext:value-type="float">
            <text:p>0.29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MF_LUMPSUM <text:s text:c="50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4465" calcext:value-type="float">
            <text:p>4465</text:p>
          </table:table-cell>
          <table:table-cell table:style-name="ce49" table:formula="of:=(([.D16]/995540)*100)" office:value-type="float" office:value="0.448500311388794" calcext:value-type="float">
            <text:p>0.45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EQUITY_BTST <text:s text:c="49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332" calcext:value-type="float">
            <text:p>1332</text:p>
          </table:table-cell>
          <table:table-cell table:style-name="ce49" table:formula="of:=(([.D17]/995540)*100)" office:value-type="float" office:value="0.133796733431103" calcext:value-type="float">
            <text:p>0.13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NPS_NPS <text:s text:c="53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703" calcext:value-type="float">
            <text:p>3703</text:p>
          </table:table-cell>
          <table:table-cell table:style-name="ce49" table:formula="of:=(([.D18]/995540)*100)" office:value-type="float" office:value="0.371958936858388" calcext:value-type="float">
            <text:p>0.37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FD_BONDS_CORPORATE BONDS <text:s text:c="36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846" calcext:value-type="float">
            <text:p>846</text:p>
          </table:table-cell>
          <table:table-cell table:style-name="ce49" table:formula="of:=(([.D19]/995540)*100)" office:value-type="float" office:value="0.0849790063684031" calcext:value-type="float">
            <text:p>0.08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GENERAL_INSURANCE_Health Insurance:I-Lombard IHEALTH PLUS <text:s text:c="3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71" calcext:value-type="float">
            <text:p>271</text:p>
          </table:table-cell>
          <table:table-cell table:style-name="ce49" table:formula="of:=(([.D20]/995540)*100)" office:value-type="float" office:value="0.027221407477349" calcext:value-type="float">
            <text:p>0.03</text:p>
          </table:table-cell>
          <table:table-cell/>
        </table:table-row>
        <table:table-row table:style-name="ro2">
          <table:table-cell/>
          <table:table-cell table:style-name="ce49" office:value-type="string" calcext:value-type="string">
            <text:p>EQUITY_CASH <text:s text:c="49"/>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0508" calcext:value-type="float">
            <text:p>30508</text:p>
          </table:table-cell>
          <table:table-cell table:style-name="ce49" table:formula="of:=(([.D21]/995540)*100)" office:value-type="float" office:value="3.06446752516222" calcext:value-type="float">
            <text:p>3.06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EQUITY_DERIVATIVES_OptionsPLUS <text:s text:c="30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72440" calcext:value-type="float">
            <text:p>72440</text:p>
          </table:table-cell>
          <table:table-cell table:style-name="ce51" table:formula="of:=(([.D22]/966138)*100)" office:value-type="float" office:value="7.49789367564468" calcext:value-type="float">
            <text:p>7.5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FD_BONDS_CORPORATE BONDS <text:s text:c="36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1599" calcext:value-type="float">
            <text:p>1599</text:p>
          </table:table-cell>
          <table:table-cell table:style-name="ce51" table:formula="of:=(([.D23]/966138)*100)" office:value-type="float" office:value="0.165504306838154" calcext:value-type="float">
            <text:p>0.17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LIFE_INSURANCE_LIFE_INSURANCE <text:s text:c="31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810" calcext:value-type="float">
            <text:p>810</text:p>
          </table:table-cell>
          <table:table-cell table:style-name="ce51" table:formula="of:=(([.D24]/966138)*100)" office:value-type="float" office:value="0.0838389546834924" calcext:value-type="float">
            <text:p>0.08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EQUITY_DERIVATIVES_FuturePLUS <text:s text:c="31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9242" calcext:value-type="float">
            <text:p>9242</text:p>
          </table:table-cell>
          <table:table-cell table:style-name="ce51" table:formula="of:=(([.D25]/966138)*100)" office:value-type="float" office:value="0.956592122450416" calcext:value-type="float">
            <text:p>0.96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EQUITY_DERIVATIVES_Option <text:s text:c="35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340055" calcext:value-type="float">
            <text:p>340055</text:p>
          </table:table-cell>
          <table:table-cell table:style-name="ce53" table:formula="of:=(([.D26]/966138)*100)" office:value-type="float" office:value="35.1973527591296" calcext:value-type="float">
            <text:p>35.2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EQUITY_MarginPLUS <text:s text:c="43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3196" calcext:value-type="float">
            <text:p>3196</text:p>
          </table:table-cell>
          <table:table-cell table:style-name="ce51" table:formula="of:=(([.D27]/966138)*100)" office:value-type="float" office:value="0.330801603911656" calcext:value-type="float">
            <text:p>0.33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EQUITY_DERIVATIVES_Future <text:s text:c="35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386456" calcext:value-type="float">
            <text:p>386456</text:p>
          </table:table-cell>
          <table:table-cell table:style-name="ce53" table:formula="of:=(([.D28]/966138)*100)" office:value-type="float" office:value="40.0000828039059" calcext:value-type="float">
            <text:p>40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EQUITY_MARGIN <text:s text:c="47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11568" calcext:value-type="float">
            <text:p>11568</text:p>
          </table:table-cell>
          <table:table-cell table:style-name="ce51" table:formula="of:=(([.D29]/966138)*100)" office:value-type="float" office:value="1.19734447873906" calcext:value-type="float">
            <text:p>1.2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EQUITY_CASH <text:s text:c="49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27452" calcext:value-type="float">
            <text:p>27452</text:p>
          </table:table-cell>
          <table:table-cell table:style-name="ce51" table:formula="of:=(([.D30]/966138)*100)" office:value-type="float" office:value="2.84141602959412" calcext:value-type="float">
            <text:p>2.84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GENERAL_INSURANCE_Health Insurance:I-Lombard IHEALTH PLUS <text:s text:c="3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966" calcext:value-type="float">
            <text:p>966</text:p>
          </table:table-cell>
          <table:table-cell table:style-name="ce51" table:formula="of:=(([.D31]/966138)*100)" office:value-type="float" office:value="0.0999857163262391" calcext:value-type="float">
            <text:p>0.1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NONE <text:s text:c="56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31056" calcext:value-type="float">
            <text:p>31056</text:p>
          </table:table-cell>
          <table:table-cell table:style-name="ce51" table:formula="of:=(([.D32]/966138)*100)" office:value-type="float" office:value="3.21444762549449" calcext:value-type="float">
            <text:p>3.21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NPS_NPS <text:s text:c="53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3641" calcext:value-type="float">
            <text:p>3641</text:p>
          </table:table-cell>
          <table:table-cell table:style-name="ce51" table:formula="of:=(([.D33]/966138)*100)" office:value-type="float" office:value="0.376861276546415" calcext:value-type="float">
            <text:p>0.38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MF_LUMPSUM <text:s text:c="50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3776" calcext:value-type="float">
            <text:p>3776</text:p>
          </table:table-cell>
          <table:table-cell table:style-name="ce51" table:formula="of:=(([.D34]/966138)*100)" office:value-type="float" office:value="0.39083443566033" calcext:value-type="float">
            <text:p>0.39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MF_TIP <text:s text:c="54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3398" calcext:value-type="float">
            <text:p>3398</text:p>
          </table:table-cell>
          <table:table-cell table:style-name="ce51" table:formula="of:=(([.D35]/966138)*100)" office:value-type="float" office:value="0.351709590141367" calcext:value-type="float">
            <text:p>0.35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FD_BONDS_FIXED DEPOSITS <text:s text:c="37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1287" calcext:value-type="float">
            <text:p>1287</text:p>
          </table:table-cell>
          <table:table-cell table:style-name="ce51" table:formula="of:=(([.D36]/966138)*100)" office:value-type="float" office:value="0.13321078355266" calcext:value-type="float">
            <text:p>0.13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EQUITY_BTST <text:s text:c="49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1900" calcext:value-type="float">
            <text:p>1900</text:p>
          </table:table-cell>
          <table:table-cell table:style-name="ce51" table:formula="of:=(([.D37]/966138)*100)" office:value-type="float" office:value="0.196659276418069" calcext:value-type="float">
            <text:p>0.2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EQUITY_DERIVATIVES_FuturePLUS Stop Loss <text:s text:c="21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65533" calcext:value-type="float">
            <text:p>65533</text:p>
          </table:table-cell>
          <table:table-cell table:style-name="ce51" table:formula="of:=(([.D38]/966138)*100)" office:value-type="float" office:value="6.78298545342384" calcext:value-type="float">
            <text:p>6.78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MF_SIP <text:s text:c="54"/>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1499" calcext:value-type="float">
            <text:p>1499</text:p>
          </table:table-cell>
          <table:table-cell table:style-name="ce51" table:formula="of:=(([.D39]/966138)*100)" office:value-type="float" office:value="0.155153818605624" calcext:value-type="float">
            <text:p>0.16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GENERAL_INSURANCE_Health Insurance:I-Lombard Personal Protect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table:formula="of:=(([.D40]/966138)*100)" office:value-type="float" office:value="0.027325288933879" calcext:value-type="float">
            <text:p>0.0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QUITY_MarginPLUS <text:s text:c="43"/></text:p>
          </table:table-cell>
          <table:table-cell office:value-type="float" office:value="3" calcext:value-type="float">
            <text:p>3</text:p>
          </table:table-cell>
          <table:table-cell office:value-type="float" office:value="4399" calcext:value-type="float">
            <text:p>439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MARGIN <text:s text:c="47"/></text:p>
          </table:table-cell>
          <table:table-cell office:value-type="float" office:value="3" calcext:value-type="float">
            <text:p>3</text:p>
          </table:table-cell>
          <table:table-cell office:value-type="float" office:value="33647" calcext:value-type="float">
            <text:p>3364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S_NPS <text:s text:c="53"/></text:p>
          </table:table-cell>
          <table:table-cell office:value-type="float" office:value="3" calcext:value-type="float">
            <text:p>3</text:p>
          </table:table-cell>
          <table:table-cell office:value-type="float" office:value="4875" calcext:value-type="float">
            <text:p>48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F_LUMPSUM <text:s text:c="50"/></text:p>
          </table:table-cell>
          <table:table-cell office:value-type="float" office:value="3" calcext:value-type="float">
            <text:p>3</text:p>
          </table:table-cell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NERAL_INSURANCE_Health Insurance:I-Lombard IHEALTH PLUS <text:s text:c="3"/></text:p>
          </table:table-cell>
          <table:table-cell office:value-type="float" office:value="3" calcext:value-type="float">
            <text:p>3</text:p>
          </table:table-cell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BTST <text:s text:c="49"/></text:p>
          </table:table-cell>
          <table:table-cell office:value-type="float" office:value="3" calcext:value-type="float">
            <text:p>3</text:p>
          </table:table-cell>
          <table:table-cell office:value-type="float" office:value="3560" calcext:value-type="float">
            <text:p>35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Future <text:s text:c="35"/></text:p>
          </table:table-cell>
          <table:table-cell office:value-type="float" office:value="3" calcext:value-type="float">
            <text:p>3</text:p>
          </table:table-cell>
          <table:table-cell office:value-type="float" office:value="350775" calcext:value-type="float">
            <text:p>3507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NE <text:s text:c="56"/></text:p>
          </table:table-cell>
          <table:table-cell office:value-type="float" office:value="3" calcext:value-type="float">
            <text:p>3</text:p>
          </table:table-cell>
          <table:table-cell office:value-type="float" office:value="17985" calcext:value-type="float">
            <text:p>1798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Option <text:s text:c="35"/></text:p>
          </table:table-cell>
          <table:table-cell office:value-type="float" office:value="3" calcext:value-type="float">
            <text:p>3</text:p>
          </table:table-cell>
          <table:table-cell office:value-type="float" office:value="289270" calcext:value-type="float">
            <text:p>2892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D_BONDS_FIXED DEPOSITS <text:s text:c="37"/></text:p>
          </table:table-cell>
          <table:table-cell office:value-type="float" office:value="3" calcext:value-type="float">
            <text:p>3</text:p>
          </table:table-cell>
          <table:table-cell office:value-type="float" office:value="1894" calcext:value-type="float">
            <text:p>189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NERAL_INSURANCE_Health Insurance:I-Lombard CHI <text:s text:c="12"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CASH <text:s text:c="49"/></text:p>
          </table:table-cell>
          <table:table-cell office:value-type="float" office:value="3" calcext:value-type="float">
            <text:p>3</text:p>
          </table:table-cell>
          <table:table-cell office:value-type="float" office:value="39438" calcext:value-type="float">
            <text:p>394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D_BONDS_CORPORATE BONDS <text:s text:c="36"/></text:p>
          </table:table-cell>
          <table:table-cell office:value-type="float" office:value="3" calcext:value-type="float">
            <text:p>3</text:p>
          </table:table-cell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NERAL_INSURANCE_Health Insurance:I-Lombard Personal Protect</text:p>
          </table:table-cell>
          <table:table-cell office:value-type="float" office:value="3" calcext:value-type="float">
            <text:p>3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FE_INSURANCE_LIFE_INSURANCE <text:s text:c="31"/></text:p>
          </table:table-cell>
          <table:table-cell office:value-type="float" office:value="3" calcext:value-type="float">
            <text:p>3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D_BONDS_OTHER FD <text:s text:c="43"/>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FuturePLUS <text:s text:c="31"/></text:p>
          </table:table-cell>
          <table:table-cell office:value-type="float" office:value="3" calcext:value-type="float">
            <text:p>3</text:p>
          </table:table-cell>
          <table:table-cell office:value-type="float" office:value="19441" calcext:value-type="float">
            <text:p>194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FuturePLUS Stop Loss <text:s text:c="21"/></text:p>
          </table:table-cell>
          <table:table-cell office:value-type="float" office:value="3" calcext:value-type="float">
            <text:p>3</text:p>
          </table:table-cell>
          <table:table-cell office:value-type="float" office:value="50130" calcext:value-type="float">
            <text:p>501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OptionsPLUS <text:s text:c="30"/></text:p>
          </table:table-cell>
          <table:table-cell office:value-type="float" office:value="3" calcext:value-type="float">
            <text:p>3</text:p>
          </table:table-cell>
          <table:table-cell office:value-type="float" office:value="44877" calcext:value-type="float">
            <text:p>4487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F_TIP <text:s text:c="54"/></text:p>
          </table:table-cell>
          <table:table-cell office:value-type="float" office:value="3" calcext:value-type="float">
            <text:p>3</text:p>
          </table:table-cell>
          <table:table-cell office:value-type="float" office:value="4463" calcext:value-type="float">
            <text:p>44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F_SIP <text:s text:c="54"/></text:p>
          </table:table-cell>
          <table:table-cell office:value-type="float" office:value="3" calcext:value-type="float">
            <text:p>3</text:p>
          </table:table-cell>
          <table:table-cell office:value-type="float" office:value="2626" calcext:value-type="float">
            <text:p>26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NERAL_INSURANCE_Health Insurance:I-Lombard IHEALTH PLUS 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2613" calcext:value-type="float">
            <text:p>26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D_BONDS_OTHER FD <text:s text:c="43"/></text:p>
          </table:table-cell>
          <table:table-cell office:value-type="float" office:value="4" calcext:value-type="float">
            <text:p>4</text:p>
          </table:table-cell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FE_INSURANCE_LIFE_INSURANCE <text:s text:c="31"/></text:p>
          </table:table-cell>
          <table:table-cell office:value-type="float" office:value="4" calcext:value-type="float">
            <text:p>4</text:p>
          </table:table-cell>
          <table:table-cell office:value-type="float" office:value="1534" calcext:value-type="float">
            <text:p>15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FuturePLUS <text:s text:c="31"/></text:p>
          </table:table-cell>
          <table:table-cell office:value-type="float" office:value="4" calcext:value-type="float">
            <text:p>4</text:p>
          </table:table-cell>
          <table:table-cell office:value-type="float" office:value="22964" calcext:value-type="float">
            <text:p>229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OptionsPLUS <text:s text:c="30"/></text:p>
          </table:table-cell>
          <table:table-cell office:value-type="float" office:value="4" calcext:value-type="float">
            <text:p>4</text:p>
          </table:table-cell>
          <table:table-cell office:value-type="float" office:value="49098" calcext:value-type="float">
            <text:p>490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Option <text:s text:c="35"/></text:p>
          </table:table-cell>
          <table:table-cell office:value-type="float" office:value="4" calcext:value-type="float">
            <text:p>4</text:p>
          </table:table-cell>
          <table:table-cell office:value-type="float" office:value="293335" calcext:value-type="float">
            <text:p>2933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F_SIP <text:s text:c="54"/></text:p>
          </table:table-cell>
          <table:table-cell office:value-type="float" office:value="4" calcext:value-type="float">
            <text:p>4</text:p>
          </table:table-cell>
          <table:table-cell office:value-type="float" office:value="3014" calcext:value-type="float">
            <text:p>30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D_BONDS_CORPORATE BONDS <text:s text:c="36"/></text:p>
          </table:table-cell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S_NPS <text:s text:c="53"/></text:p>
          </table:table-cell>
          <table:table-cell office:value-type="float" office:value="4" calcext:value-type="float">
            <text:p>4</text:p>
          </table:table-cell>
          <table:table-cell office:value-type="float" office:value="5567" calcext:value-type="float">
            <text:p>55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Future <text:s text:c="35"/></text:p>
          </table:table-cell>
          <table:table-cell office:value-type="float" office:value="4" calcext:value-type="float">
            <text:p>4</text:p>
          </table:table-cell>
          <table:table-cell office:value-type="float" office:value="304672" calcext:value-type="float">
            <text:p>3046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D_BONDS_FIXED DEPOSITS <text:s text:c="37"/></text:p>
          </table:table-cell>
          <table:table-cell office:value-type="float" office:value="4" calcext:value-type="float">
            <text:p>4</text:p>
          </table:table-cell>
          <table:table-cell office:value-type="float" office:value="3064" calcext:value-type="float">
            <text:p>3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NERAL_INSURANCE_Health Insurance:I-Lombard Personal Protect</text:p>
          </table:table-cell>
          <table:table-cell office:value-type="float" office:value="4" calcext:value-type="float">
            <text:p>4</text:p>
          </table:table-cell>
          <table:table-cell office:value-type="float" office:value="1830" calcext:value-type="float">
            <text:p>18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FuturePLUS Stop Loss <text:s text:c="21"/></text:p>
          </table:table-cell>
          <table:table-cell office:value-type="float" office:value="4" calcext:value-type="float">
            <text:p>4</text:p>
          </table:table-cell>
          <table:table-cell office:value-type="float" office:value="48216" calcext:value-type="float">
            <text:p>48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NE <text:s text:c="56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BTST <text:s text:c="49"/></text:p>
          </table:table-cell>
          <table:table-cell office:value-type="float" office:value="4" calcext:value-type="float">
            <text:p>4</text:p>
          </table:table-cell>
          <table:table-cell office:value-type="float" office:value="5358" calcext:value-type="float">
            <text:p>53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MARGIN <text:s text:c="47"/></text:p>
          </table:table-cell>
          <table:table-cell office:value-type="float" office:value="4" calcext:value-type="float">
            <text:p>4</text:p>
          </table:table-cell>
          <table:table-cell office:value-type="float" office:value="30842" calcext:value-type="float">
            <text:p>308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NERAL_INSURANCE_Health Insurance:I-Lombard CHI <text:s text:c="12"/>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CASH <text:s text:c="49"/></text:p>
          </table:table-cell>
          <table:table-cell office:value-type="float" office:value="4" calcext:value-type="float">
            <text:p>4</text:p>
          </table:table-cell>
          <table:table-cell office:value-type="float" office:value="38806" calcext:value-type="float">
            <text:p>388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F_LUMPSUM <text:s text:c="50"/></text:p>
          </table:table-cell>
          <table:table-cell office:value-type="float" office:value="4" calcext:value-type="float">
            <text:p>4</text:p>
          </table:table-cell>
          <table:table-cell office:value-type="float" office:value="3620" calcext:value-type="float">
            <text:p>36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MarginPLUS <text:s text:c="43"/></text:p>
          </table:table-cell>
          <table:table-cell office:value-type="float" office:value="4" calcext:value-type="float">
            <text:p>4</text:p>
          </table:table-cell>
          <table:table-cell office:value-type="float" office:value="7063" calcext:value-type="float">
            <text:p>70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F_TIP <text:s text:c="54"/></text:p>
          </table:table-cell>
          <table:table-cell office:value-type="float" office:value="4" calcext:value-type="float">
            <text:p>4</text:p>
          </table:table-cell>
          <table:table-cell office:value-type="float" office:value="7029" calcext:value-type="float">
            <text:p>7029</text:p>
          </table:table-cell>
          <table:table-cell table:number-columns-repeated="2"/>
        </table:table-row>
      </table:table>
      <table:table table:name="Sheet5" table:style-name="ta1">
        <table:table-column table:style-name="co11" table:default-cell-style-name="Default"/>
        <table:table-column table:style-name="co3" table:number-columns-repeated="4" table:default-cell-style-name="Default"/>
        <table:table-row table:style-name="ro2">
          <table:table-cell table:style-name="ce55" office:value-type="string" calcext:value-type="string">
            <text:p>RANK 1 Distribution AFTER TRIM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recommended_event <text:s text:c="43"/></text:p>
          </table:table-cell>
          <table:table-cell table:style-name="ce56" office:value-type="string" calcext:value-type="string">
            <text:p>recommendation_level</text:p>
          </table:table-cell>
          <table:table-cell table:style-name="ce56" office:value-type="string" calcext:value-type="string">
            <text:p>count(user_id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%%</text:p>
          </table:table-cell>
          <table:table-cell/>
        </table:table-row>
        <table:table-row table:style-name="ro2">
          <table:table-cell office:value-type="string" calcext:value-type="string">
            <text:p>MF_TIP <text:s text:c="54"/></text:p>
          </table:table-cell>
          <table:table-cell office:value-type="float" office:value="1" calcext:value-type="float">
            <text:p>1</text:p>
          </table:table-cell>
          <table:table-cell office:value-type="float" office:value="2785" calcext:value-type="float">
            <text:p>2785</text:p>
          </table:table-cell>
          <table:table-cell table:formula="of:=(([.C4]/995540)*100)" office:value-type="float" office:value="0.279747674628845" calcext:value-type="float">
            <text:p>0.28</text:p>
          </table:table-cell>
          <table:table-cell/>
        </table:table-row>
        <table:table-row table:style-name="ro2">
          <table:table-cell office:value-type="string" calcext:value-type="string">
            <text:p>NONE <text:s text:c="56"/></text:p>
          </table:table-cell>
          <table:table-cell office:value-type="float" office:value="1" calcext:value-type="float">
            <text:p>1</text:p>
          </table:table-cell>
          <table:table-cell office:value-type="float" office:value="30896" calcext:value-type="float">
            <text:p>30896</text:p>
          </table:table-cell>
          <table:table-cell table:style-name="ce57" table:formula="of:=(([.C5]/995540)*100)" office:value-type="float" office:value="3.10344134841393" calcext:value-type="float">
            <text:p>3.1</text:p>
          </table:table-cell>
          <table:table-cell table:style-name="ce54"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LIFE_INSURANCE_LIFE_INSURANCE <text:s text:c="31"/></text:p>
          </table:table-cell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table:formula="of:=(([.C6]/995540)*100)" office:value-type="float" office:value="0.0779476465034052" calcext:value-type="float">
            <text:p>0.08</text:p>
          </table:table-cell>
          <table:table-cell/>
        </table:table-row>
        <table:table-row table:style-name="ro2">
          <table:table-cell office:value-type="string" calcext:value-type="string">
            <text:p>EQUITY_DERIVATIVES_Option <text:s text:c="35"/></text:p>
          </table:table-cell>
          <table:table-cell office:value-type="float" office:value="1" calcext:value-type="float">
            <text:p>1</text:p>
          </table:table-cell>
          <table:table-cell office:value-type="float" office:value="357189" calcext:value-type="float">
            <text:p>357189</text:p>
          </table:table-cell>
          <table:table-cell table:style-name="ce37" table:formula="of:=(([.C7]/995540)*100)" office:value-type="float" office:value="35.8789199831247" calcext:value-type="float">
            <text:p>35.88</text:p>
          </table:table-cell>
          <table:table-cell/>
        </table:table-row>
        <table:table-row table:style-name="ro2">
          <table:table-cell office:value-type="string" calcext:value-type="string">
            <text:p>FD_BONDS_FIXED DEPOSITS <text:s text:c="37"/></text:p>
          </table:table-cell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table:formula="of:=(([.C8]/995540)*100)" office:value-type="float" office:value="0.0862848303433313" calcext:value-type="float">
            <text:p>0.09</text:p>
          </table:table-cell>
          <table:table-cell/>
        </table:table-row>
        <table:table-row table:style-name="ro2">
          <table:table-cell office:value-type="string" calcext:value-type="string">
            <text:p>EQUITY_DERIVATIVES_FuturePLUS <text:s text:c="31"/></text:p>
          </table:table-cell>
          <table:table-cell office:value-type="float" office:value="1" calcext:value-type="float">
            <text:p>1</text:p>
          </table:table-cell>
          <table:table-cell office:value-type="float" office:value="6941" calcext:value-type="float">
            <text:p>6941</text:p>
          </table:table-cell>
          <table:table-cell table:formula="of:=(([.C9]/995540)*100)" office:value-type="float" office:value="0.697209554613576" calcext:value-type="float">
            <text:p>0.7</text:p>
          </table:table-cell>
          <table:table-cell/>
        </table:table-row>
        <table:table-row table:style-name="ro2">
          <table:table-cell office:value-type="string" calcext:value-type="string">
            <text:p>EQUITY_DERIVATIVES_FuturePLUS Stop Loss <text:s text:c="21"/></text:p>
          </table:table-cell>
          <table:table-cell office:value-type="float" office:value="1" calcext:value-type="float">
            <text:p>1</text:p>
          </table:table-cell>
          <table:table-cell office:value-type="float" office:value="71281" calcext:value-type="float">
            <text:p>71281</text:p>
          </table:table-cell>
          <table:table-cell table:formula="of:=(([.C10]/995540)*100)" office:value-type="float" office:value="7.16003375052735" calcext:value-type="float">
            <text:p>7.16</text:p>
          </table:table-cell>
          <table:table-cell/>
        </table:table-row>
        <table:table-row table:style-name="ro2">
          <table:table-cell office:value-type="string" calcext:value-type="string">
            <text:p>EQUITY_DERIVATIVES_OptionsPLUS <text:s text:c="30"/></text:p>
          </table:table-cell>
          <table:table-cell office:value-type="float" office:value="1" calcext:value-type="float">
            <text:p>1</text:p>
          </table:table-cell>
          <table:table-cell office:value-type="float" office:value="73236" calcext:value-type="float">
            <text:p>73236</text:p>
          </table:table-cell>
          <table:table-cell table:formula="of:=(([.C11]/995540)*100)" office:value-type="float" office:value="7.35640958675694" calcext:value-type="float">
            <text:p>7.36</text:p>
          </table:table-cell>
          <table:table-cell/>
        </table:table-row>
        <table:table-row table:style-name="ro2">
          <table:table-cell office:value-type="string" calcext:value-type="string">
            <text:p>EQUITY_DERIVATIVES_Future <text:s text:c="35"/></text:p>
          </table:table-cell>
          <table:table-cell office:value-type="float" office:value="1" calcext:value-type="float">
            <text:p>1</text:p>
          </table:table-cell>
          <table:table-cell office:value-type="float" office:value="398216" calcext:value-type="float">
            <text:p>398216</text:p>
          </table:table-cell>
          <table:table-cell table:style-name="ce37" table:formula="of:=(([.C12]/995540)*100)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EQUITY_MARGIN <text:s text:c="47"/></text:p>
          </table:table-cell>
          <table:table-cell office:value-type="float" office:value="1" calcext:value-type="float">
            <text:p>1</text:p>
          </table:table-cell>
          <table:table-cell office:value-type="float" office:value="8085" calcext:value-type="float">
            <text:p>8085</text:p>
          </table:table-cell>
          <table:table-cell table:formula="of:=(([.C13]/995540)*100)" office:value-type="float" office:value="0.812122064407256" calcext:value-type="float">
            <text:p>0.81</text:p>
          </table:table-cell>
          <table:table-cell/>
        </table:table-row>
        <table:table-row table:style-name="ro2">
          <table:table-cell office:value-type="string" calcext:value-type="string">
            <text:p>MF_SIP <text:s text:c="54"/></text:p>
          </table:table-cell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table:formula="of:=(([.C14]/995540)*100)" office:value-type="float" office:value="0.127368061554533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EQUITY_MarginPLUS <text:s text:c="43"/></text:p>
          </table:table-cell>
          <table:table-cell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table:formula="of:=(([.C15]/995540)*100)" office:value-type="float" office:value="0.289591578439842" calcext:value-type="float">
            <text:p>0.29</text:p>
          </table:table-cell>
          <table:table-cell/>
        </table:table-row>
        <table:table-row table:style-name="ro2">
          <table:table-cell office:value-type="string" calcext:value-type="string">
            <text:p>MF_LUMPSUM <text:s text:c="50"/></text:p>
          </table:table-cell>
          <table:table-cell office:value-type="float" office:value="1" calcext:value-type="float">
            <text:p>1</text:p>
          </table:table-cell>
          <table:table-cell office:value-type="float" office:value="4465" calcext:value-type="float">
            <text:p>4465</text:p>
          </table:table-cell>
          <table:table-cell table:formula="of:=(([.C16]/995540)*100)" office:value-type="float" office:value="0.448500311388794" calcext:value-type="float">
            <text:p>0.45</text:p>
          </table:table-cell>
          <table:table-cell/>
        </table:table-row>
        <table:table-row table:style-name="ro2">
          <table:table-cell office:value-type="string" calcext:value-type="string">
            <text:p>EQUITY_BTST <text:s text:c="49"/></text:p>
          </table:table-cell>
          <table:table-cell office:value-type="float" office:value="1" calcext:value-type="float">
            <text:p>1</text:p>
          </table:table-cell>
          <table:table-cell office:value-type="float" office:value="1332" calcext:value-type="float">
            <text:p>1332</text:p>
          </table:table-cell>
          <table:table-cell table:formula="of:=(([.C17]/995540)*100)" office:value-type="float" office:value="0.133796733431103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NPS_NPS <text:s text:c="53"/></text:p>
          </table:table-cell>
          <table:table-cell office:value-type="float" office:value="1" calcext:value-type="float">
            <text:p>1</text:p>
          </table:table-cell>
          <table:table-cell office:value-type="float" office:value="3703" calcext:value-type="float">
            <text:p>3703</text:p>
          </table:table-cell>
          <table:table-cell table:formula="of:=(([.C18]/995540)*100)" office:value-type="float" office:value="0.371958936858388" calcext:value-type="float">
            <text:p>0.37</text:p>
          </table:table-cell>
          <table:table-cell/>
        </table:table-row>
        <table:table-row table:style-name="ro2">
          <table:table-cell office:value-type="string" calcext:value-type="string">
            <text:p>FD_BONDS_CORPORATE BONDS <text:s text:c="36"/></text:p>
          </table:table-cell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table:formula="of:=(([.C19]/995540)*100)" office:value-type="float" office:value="0.0849790063684031" calcext:value-type="float">
            <text:p>0.08</text:p>
          </table:table-cell>
          <table:table-cell/>
        </table:table-row>
        <table:table-row table:style-name="ro2">
          <table:table-cell office:value-type="string" calcext:value-type="string">
            <text:p>GENERAL_INSURANCE_Health Insurance:I-Lombard IHEALTH PLU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formula="of:=(([.C20]/995540)*100)" office:value-type="float" office:value="0.027221407477349" calcext:value-type="float">
            <text:p>0.03</text:p>
          </table:table-cell>
          <table:table-cell/>
        </table:table-row>
        <table:table-row table:style-name="ro2">
          <table:table-cell office:value-type="string" calcext:value-type="string">
            <text:p>EQUITY_CASH <text:s text:c="49"/></text:p>
          </table:table-cell>
          <table:table-cell office:value-type="float" office:value="1" calcext:value-type="float">
            <text:p>1</text:p>
          </table:table-cell>
          <table:table-cell office:value-type="float" office:value="30508" calcext:value-type="float">
            <text:p>30508</text:p>
          </table:table-cell>
          <table:table-cell table:formula="of:=(([.C21]/995540)*100)" office:value-type="float" office:value="3.06446752516222" calcext:value-type="float">
            <text:p>3.06</text:p>
          </table:table-cell>
          <table:table-cell/>
        </table:table-row>
      </table:table>
      <table:table table:name="Sheet6" table:style-name="ta1">
        <table:table-column table:style-name="co3" table:default-cell-style-name="Default"/>
        <table:table-column table:style-name="co15" table:default-cell-style-name="Default"/>
        <table:table-column table:style-name="co3" table:number-columns-repeated="1022" table:default-cell-style-name="Default"/>
        <table:table-row table:style-name="ro2">
          <table:table-cell/>
          <table:table-cell office:value-type="string" calcext:value-type="string">
            <text:p>event_l1_name <text:s text:c="54"/></text:p>
          </table:table-cell>
          <table:table-cell office:value-type="string" calcext:value-type="string">
            <text:p>count(MATCH_ACCOUNT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QUITY_CASH <text:s text:c="56"/></text:p>
          </table:table-cell>
          <table:table-cell office:value-type="float" office:value="80565525" calcext:value-type="float">
            <text:p>80565525</text:p>
          </table:table-cell>
          <table:table-cell table:formula="of:=(([.C2]/248592857)*100)" office:value-type="float" office:value="32.4086242751537" calcext:value-type="float">
            <text:p>32.4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QUITY_MARGIN <text:s text:c="54"/></text:p>
          </table:table-cell>
          <table:table-cell office:value-type="float" office:value="44172915" calcext:value-type="float">
            <text:p>44172915</text:p>
          </table:table-cell>
          <table:table-cell table:formula="of:=(([.C3]/248592857)*100)" office:value-type="float" office:value="17.7691811152884" calcext:value-type="float">
            <text:p>17.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QUITY_MarginPLUS <text:s text:c="50"/></text:p>
          </table:table-cell>
          <table:table-cell office:value-type="float" office:value="37997176" calcext:value-type="float">
            <text:p>37997176</text:p>
          </table:table-cell>
          <table:table-cell table:formula="of:=(([.C4]/248592857)*100)" office:value-type="float" office:value="15.2849025746544" calcext:value-type="float">
            <text:p>15.28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QUITY_DERIVATIVES_OptionsPLUS <text:s text:c="37"/></text:p>
          </table:table-cell>
          <table:table-cell office:value-type="float" office:value="31126877" calcext:value-type="float">
            <text:p>31126877</text:p>
          </table:table-cell>
          <table:table-cell table:formula="of:=(([.C5]/248592857)*100)" office:value-type="float" office:value="12.5212274301188" calcext:value-type="float">
            <text:p>12.52</text:p>
          </table:table-cell>
          <table:table-cell table:number-columns-repeated="1020"/>
        </table:table-row>
        <table:table-row table:style-name="ro2">
          <table:table-cell/>
          <table:table-cell table:style-name="ce57" office:value-type="string" calcext:value-type="string">
            <text:p>EQUITY_DERIVATIVES_Option <text:s text:c="42"/></text:p>
          </table:table-cell>
          <table:table-cell office:value-type="float" office:value="23412231" calcext:value-type="float">
            <text:p>23412231</text:p>
          </table:table-cell>
          <table:table-cell table:formula="of:=(([.C6]/248592857)*100)" office:value-type="float" office:value="9.41790173802138" calcext:value-type="float">
            <text:p>9.42</text:p>
          </table:table-cell>
          <table:table-cell table:number-columns-repeated="1020"/>
        </table:table-row>
        <table:table-row table:style-name="ro2">
          <table:table-cell table:style-name="ce37"/>
          <table:table-cell table:style-name="ce46" office:value-type="string" calcext:value-type="string">
            <text:p>EQUITY_DERIVATIVES_Future <text:s text:c="42"/></text:p>
          </table:table-cell>
          <table:table-cell office:value-type="float" office:value="7302680" calcext:value-type="float">
            <text:p>7302680</text:p>
          </table:table-cell>
          <table:table-cell table:formula="of:=(([.C7]/248592857)*100)" office:value-type="float" office:value="2.93760652986099" calcext:value-type="float">
            <text:p>2.94</text:p>
          </table:table-cell>
          <table:table-cell table:style-name="ce37" table:number-columns-repeated="1020"/>
        </table:table-row>
        <table:table-row table:style-name="ro2">
          <table:table-cell table:style-name="ce37"/>
          <table:table-cell office:value-type="string" calcext:value-type="string">
            <text:p>MF_SIP <text:s text:c="61"/></text:p>
          </table:table-cell>
          <table:table-cell office:value-type="float" office:value="7291200" calcext:value-type="float">
            <text:p>7291200</text:p>
          </table:table-cell>
          <table:table-cell table:formula="of:=(([.C8]/248592857)*100)" office:value-type="float" office:value="2.93298853715656" calcext:value-type="float">
            <text:p>2.93</text:p>
          </table:table-cell>
          <table:table-cell table:style-name="ce37" table:number-columns-repeated="1020"/>
        </table:table-row>
        <table:table-row table:style-name="ro2">
          <table:table-cell/>
          <table:table-cell office:value-type="string" calcext:value-type="string">
            <text:p>EQUITY_DERIVATIVES_FuturePLUS Stop Loss <text:s text:c="28"/></text:p>
          </table:table-cell>
          <table:table-cell office:value-type="float" office:value="6385466" calcext:value-type="float">
            <text:p>6385466</text:p>
          </table:table-cell>
          <table:table-cell table:formula="of:=(([.C9]/248592857)*100)" office:value-type="float" office:value="2.56864419881542" calcext:value-type="float">
            <text:p>2.57</text:p>
          </table:table-cell>
          <table:table-cell table:number-columns-repeated="1020"/>
        </table:table-row>
        <table:table-row table:style-name="ro2">
          <table:table-cell table:style-name="ce37"/>
          <table:table-cell office:value-type="string" calcext:value-type="string">
            <text:p>MF_LUMPSUM <text:s text:c="57"/></text:p>
          </table:table-cell>
          <table:table-cell office:value-type="float" office:value="2636477" calcext:value-type="float">
            <text:p>2636477</text:p>
          </table:table-cell>
          <table:table-cell table:formula="of:=(([.C10]/248592857)*100)" office:value-type="float" office:value="1.06056023966932" calcext:value-type="float">
            <text:p>1.06</text:p>
          </table:table-cell>
          <table:table-cell table:style-name="ce37" table:number-columns-repeated="1020"/>
        </table:table-row>
        <table:table-row table:style-name="ro2">
          <table:table-cell/>
          <table:table-cell office:value-type="string" calcext:value-type="string">
            <text:p>EQUITY_DERIVATIVES_FuturePLUS <text:s text:c="38"/></text:p>
          </table:table-cell>
          <table:table-cell office:value-type="float" office:value="1851487" calcext:value-type="float">
            <text:p>1851487</text:p>
          </table:table-cell>
          <table:table-cell table:formula="of:=(([.C11]/248592857)*100)" office:value-type="float" office:value="0.744786886615974" calcext:value-type="float">
            <text:p>0.7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QUITY_BTST <text:s text:c="56"/></text:p>
          </table:table-cell>
          <table:table-cell office:value-type="float" office:value="1408908" calcext:value-type="float">
            <text:p>1408908</text:p>
          </table:table-cell>
          <table:table-cell table:formula="of:=(([.C12]/248592857)*100)" office:value-type="float" office:value="0.566753211255784" calcext:value-type="float">
            <text:p>0.5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QUITY_eATM <text:s text:c="56"/></text:p>
          </table:table-cell>
          <table:table-cell office:value-type="float" office:value="1052890" calcext:value-type="float">
            <text:p>1052890</text:p>
          </table:table-cell>
          <table:table-cell table:formula="of:=(([.C13]/248592857)*100)" office:value-type="float" office:value="0.423539924962526" calcext:value-type="float">
            <text:p>0.42</text:p>
          </table:table-cell>
          <table:table-cell table:number-columns-repeated="1020"/>
        </table:table-row>
        <table:table-row table:style-name="ro2">
          <table:table-cell table:style-name="ce37"/>
          <table:table-cell table:style-name="ce37" office:value-type="string" calcext:value-type="string">
            <text:p>PLANS_BULLET <text:s text:c="55"/></text:p>
          </table:table-cell>
          <table:table-cell table:style-name="ce37" office:value-type="float" office:value="745699" calcext:value-type="float">
            <text:p>745699</text:p>
          </table:table-cell>
          <table:table-cell table:formula="of:=(([.C14]/248592857)*100)" office:value-type="float" office:value="0.299967991437501" calcext:value-type="float">
            <text:p>0.3</text:p>
          </table:table-cell>
          <table:table-cell table:style-name="ce37" table:number-columns-repeated="1020"/>
        </table:table-row>
        <table:table-row table:style-name="ro2">
          <table:table-cell table:style-name="ce37"/>
          <table:table-cell office:value-type="string" calcext:value-type="string">
            <text:p>CURRENCY_DERIVATIVES_FUTURES <text:s text:c="39"/></text:p>
          </table:table-cell>
          <table:table-cell office:value-type="float" office:value="697080" calcext:value-type="float">
            <text:p>697080</text:p>
          </table:table-cell>
          <table:table-cell table:formula="of:=(([.C15]/248592857)*100)" office:value-type="float" office:value="0.280410309617223" calcext:value-type="float">
            <text:p>0.28</text:p>
          </table:table-cell>
          <table:table-cell table:style-name="ce37" table:number-columns-repeated="1020"/>
        </table:table-row>
        <table:table-row table:style-name="ro2">
          <table:table-cell/>
          <table:table-cell office:value-type="string" calcext:value-type="string">
            <text:p>MF_STP <text:s text:c="61"/></text:p>
          </table:table-cell>
          <table:table-cell office:value-type="float" office:value="446143" calcext:value-type="float">
            <text:p>446143</text:p>
          </table:table-cell>
          <table:table-cell table:formula="of:=(([.C16]/248592857)*100)" office:value-type="float" office:value="0.179467344872262" calcext:value-type="float">
            <text:p>0.18</text:p>
          </table:table-cell>
          <table:table-cell table:number-columns-repeated="1020"/>
        </table:table-row>
        <table:table-row table:style-name="ro2">
          <table:table-cell table:style-name="ce37"/>
          <table:table-cell office:value-type="string" calcext:value-type="string">
            <text:p>EQUITY_SPOT <text:s text:c="56"/></text:p>
          </table:table-cell>
          <table:table-cell office:value-type="float" office:value="443109" calcext:value-type="float">
            <text:p>443109</text:p>
          </table:table-cell>
          <table:table-cell table:formula="of:=(([.C17]/248592857)*100)" office:value-type="float" office:value="0.178246875371805" calcext:value-type="float">
            <text:p>0.18</text:p>
          </table:table-cell>
          <table:table-cell table:style-name="ce37" table:number-columns-repeated="1020"/>
        </table:table-row>
        <table:table-row table:style-name="ro2">
          <table:table-cell table:style-name="ce37"/>
          <table:table-cell office:value-type="string" calcext:value-type="string">
            <text:p>CURRENCY_DERIVATIVES_OPTIONS <text:s text:c="39"/></text:p>
          </table:table-cell>
          <table:table-cell office:value-type="float" office:value="235581" calcext:value-type="float">
            <text:p>235581</text:p>
          </table:table-cell>
          <table:table-cell table:formula="of:=(([.C18]/248592857)*100)" office:value-type="float" office:value="0.0947657961065229" calcext:value-type="float">
            <text:p>0.09</text:p>
          </table:table-cell>
          <table:table-cell table:style-name="ce37" table:number-columns-repeated="1020"/>
        </table:table-row>
        <table:table-row table:style-name="ro2">
          <table:table-cell table:style-name="ce37"/>
          <table:table-cell office:value-type="string" calcext:value-type="string">
            <text:p>NPS_NPS <text:s text:c="60"/></text:p>
          </table:table-cell>
          <table:table-cell office:value-type="float" office:value="221701" calcext:value-type="float">
            <text:p>221701</text:p>
          </table:table-cell>
          <table:table-cell table:formula="of:=(([.C19]/248592857)*100)" office:value-type="float" office:value="0.0891823693872266" calcext:value-type="float">
            <text:p>0.09</text:p>
          </table:table-cell>
          <table:table-cell table:style-name="ce37" table:number-columns-repeated="1020"/>
        </table:table-row>
        <table:table-row table:style-name="ro2">
          <table:table-cell table:style-name="ce37"/>
          <table:table-cell office:value-type="string" calcext:value-type="string">
            <text:p>IPO_IPO <text:s text:c="60"/></text:p>
          </table:table-cell>
          <table:table-cell office:value-type="float" office:value="147884" calcext:value-type="float">
            <text:p>147884</text:p>
          </table:table-cell>
          <table:table-cell table:formula="of:=(([.C20]/248592857)*100)" office:value-type="float" office:value="0.0594884349392227" calcext:value-type="float">
            <text:p>0.06</text:p>
          </table:table-cell>
          <table:table-cell table:style-name="ce37"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IME-900 <text:s text:c="52"/></text:p>
          </table:table-cell>
          <table:table-cell table:style-name="ce37" office:value-type="float" office:value="106004" calcext:value-type="float">
            <text:p>106004</text:p>
          </table:table-cell>
          <table:table-cell table:formula="of:=(([.C21]/248592857)*100)" office:value-type="float" office:value="0.0426416113798475" calcext:value-type="float">
            <text:p>0.0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PO_BUYBACK <text:s text:c="56"/></text:p>
          </table:table-cell>
          <table:table-cell office:value-type="float" office:value="79417" calcext:value-type="float">
            <text:p>79417</text:p>
          </table:table-cell>
          <table:table-cell table:formula="of:=(([.C22]/248592857)*100)" office:value-type="float" office:value="0.0319466138160197" calcext:value-type="float">
            <text:p>0.03</text:p>
          </table:table-cell>
          <table:table-cell table:number-columns-repeated="1020"/>
        </table:table-row>
        <table:table-row table:style-name="ro2">
          <table:table-cell table:style-name="ce37"/>
          <table:table-cell office:value-type="string" calcext:value-type="string">
            <text:p>EQUITY_OFS <text:s text:c="57"/></text:p>
          </table:table-cell>
          <table:table-cell office:value-type="float" office:value="42402" calcext:value-type="float">
            <text:p>42402</text:p>
          </table:table-cell>
          <table:table-cell table:formula="of:=(([.C23]/248592857)*100)" office:value-type="float" office:value="0.0170568054576081" calcext:value-type="float">
            <text:p>0.02</text:p>
          </table:table-cell>
          <table:table-cell table:style-name="ce37" table:number-columns-repeated="1020"/>
        </table:table-row>
        <table:table-row table:style-name="ro2">
          <table:table-cell/>
          <table:table-cell office:value-type="string" calcext:value-type="string">
            <text:p>FD_BONDS_FIXED DEPOSITS <text:s text:c="44"/></text:p>
          </table:table-cell>
          <table:table-cell office:value-type="float" office:value="41852" calcext:value-type="float">
            <text:p>41852</text:p>
          </table:table-cell>
          <table:table-cell table:formula="of:=(([.C24]/248592857)*100)" office:value-type="float" office:value="0.0168355601625352" calcext:value-type="float">
            <text:p>0.02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PO_IPOBONDS <text:s text:c="55"/></text:p>
          </table:table-cell>
          <table:table-cell office:value-type="float" office:value="39188" calcext:value-type="float">
            <text:p>39188</text:p>
          </table:table-cell>
          <table:table-cell table:formula="of:=(([.C25]/248592857)*100)" office:value-type="float" office:value="0.0157639284060362" calcext:value-type="float">
            <text:p>0.02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F_SWP <text:s text:c="61"/></text:p>
          </table:table-cell>
          <table:table-cell office:value-type="float" office:value="33425" calcext:value-type="float">
            <text:p>33425</text:p>
          </table:table-cell>
          <table:table-cell table:formula="of:=(([.C26]/248592857)*100)" office:value-type="float" office:value="0.0134456799778443" calcext:value-type="float">
            <text:p>0.01</text:p>
          </table:table-cell>
          <table:table-cell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OPTION195 <text:s text:c="52"/></text:p>
          </table:table-cell>
          <table:table-cell table:style-name="ce37" office:value-type="float" office:value="31518" calcext:value-type="float">
            <text:p>31518</text:p>
          </table:table-cell>
          <table:table-cell table:formula="of:=(([.C27]/248592857)*100)" office:value-type="float" office:value="0.0126785622002003" calcext:value-type="float">
            <text:p>0.01</text:p>
          </table:table-cell>
          <table:table-cell table:number-columns-repeated="1020"/>
        </table:table-row>
        <table:table-row table:style-name="ro2">
          <table:table-cell table:style-name="ce37"/>
          <table:table-cell office:value-type="string" calcext:value-type="string">
            <text:p>MF_TIP <text:s text:c="61"/></text:p>
          </table:table-cell>
          <table:table-cell office:value-type="float" office:value="24257" calcext:value-type="float">
            <text:p>24257</text:p>
          </table:table-cell>
          <table:table-cell table:formula="of:=(([.C28]/248592857)*100)" office:value-type="float" office:value="0.00975772204106412" calcext:value-type="float">
            <text:p>0.01</text:p>
          </table:table-cell>
          <table:table-cell table:style-name="ce37"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IGAIN <text:s text:c="56"/></text:p>
          </table:table-cell>
          <table:table-cell table:style-name="ce37" office:value-type="float" office:value="18321" calcext:value-type="float">
            <text:p>18321</text:p>
          </table:table-cell>
          <table:table-cell table:formula="of:=(([.C29]/248592857)*100)" office:value-type="float" office:value="0.00736988191096738" calcext:value-type="float">
            <text:p>0.01</text:p>
          </table:table-cell>
          <table:table-cell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EPAID-10000 <text:s text:c="48"/></text:p>
          </table:table-cell>
          <table:table-cell table:style-name="ce37" office:value-type="float" office:value="9241" calcext:value-type="float">
            <text:p>9241</text:p>
          </table:table-cell>
          <table:table-cell table:formula="of:=(([.C30]/248592857)*100)" office:value-type="float" office:value="0.00371732322139892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7"/>
          <table:table-cell table:style-name="ce37" office:value-type="string" calcext:value-type="string">
            <text:p>PLANS_PREPAID-25000 <text:s text:c="48"/></text:p>
          </table:table-cell>
          <table:table-cell table:style-name="ce37" office:value-type="float" office:value="6280" calcext:value-type="float">
            <text:p>6280</text:p>
          </table:table-cell>
          <table:table-cell table:formula="of:=(([.C31]/248592857)*100)" office:value-type="float" office:value="0.00252621900556057" calcext:value-type="float">
            <text:p>0</text:p>
          </table:table-cell>
          <table:table-cell table:style-name="ce37"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IME-4500 <text:s text:c="51"/></text:p>
          </table:table-cell>
          <table:table-cell table:style-name="ce37" office:value-type="float" office:value="3322" calcext:value-type="float">
            <text:p>3322</text:p>
          </table:table-cell>
          <table:table-cell table:formula="of:=(([.C32]/248592857)*100)" office:value-type="float" office:value="0.0013363215822408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IME-9500 <text:s text:c="51"/></text:p>
          </table:table-cell>
          <table:table-cell table:style-name="ce37" office:value-type="float" office:value="2810" calcext:value-type="float">
            <text:p>2810</text:p>
          </table:table-cell>
          <table:table-cell table:formula="of:=(([.C33]/248592857)*100)" office:value-type="float" office:value="0.0011303623257365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7"/>
          <table:table-cell office:value-type="string" calcext:value-type="string">
            <text:p>IPO_TAKEOVER <text:s text:c="55"/></text:p>
          </table:table-cell>
          <table:table-cell office:value-type="float" office:value="2626" calcext:value-type="float">
            <text:p>2626</text:p>
          </table:table-cell>
          <table:table-cell table:formula="of:=(([.C34]/248592857)*100)" office:value-type="float" office:value="0.00105634571793026" calcext:value-type="float">
            <text:p>0</text:p>
          </table:table-cell>
          <table:table-cell table:style-name="ce37" table:number-columns-repeated="1020"/>
        </table:table-row>
        <table:table-row table:style-name="ro2">
          <table:table-cell table:style-name="ce37"/>
          <table:table-cell table:style-name="ce37" office:value-type="string" calcext:value-type="string">
            <text:p>PLANS_PREPAID-50000 <text:s text:c="48"/></text:p>
          </table:table-cell>
          <table:table-cell table:style-name="ce37" office:value-type="float" office:value="2161" calcext:value-type="float">
            <text:p>2161</text:p>
          </table:table-cell>
          <table:table-cell table:formula="of:=(([.C35]/248592857)*100)" office:value-type="float" office:value="0.000869292877550379" calcext:value-type="float">
            <text:p>0</text:p>
          </table:table-cell>
          <table:table-cell table:style-name="ce37" table:number-columns-repeated="1020"/>
        </table:table-row>
        <table:table-row table:style-name="ro2">
          <table:table-cell table:style-name="ce37"/>
          <table:table-cell office:value-type="string" calcext:value-type="string">
            <text:p>FD_BONDS_GOI <text:s text:c="55"/></text:p>
          </table:table-cell>
          <table:table-cell office:value-type="float" office:value="1930" calcext:value-type="float">
            <text:p>1930</text:p>
          </table:table-cell>
          <table:table-cell table:formula="of:=(([.C36]/248592857)*100)" office:value-type="float" office:value="0.000776369853619728" calcext:value-type="float">
            <text:p>0</text:p>
          </table:table-cell>
          <table:table-cell table:style-name="ce37"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EPAID-100000 <text:s text:c="47"/></text:p>
          </table:table-cell>
          <table:table-cell table:style-name="ce37" office:value-type="float" office:value="1642" calcext:value-type="float">
            <text:p>1642</text:p>
          </table:table-cell>
          <table:table-cell table:formula="of:=(([.C37]/248592857)*100)" office:value-type="float" office:value="0.000660517771836059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D_BONDS_CORPORATE BONDS <text:s text:c="43"/></text:p>
          </table:table-cell>
          <table:table-cell office:value-type="float" office:value="1448" calcext:value-type="float">
            <text:p>1448</text:p>
          </table:table-cell>
          <table:table-cell table:formula="of:=(([.C38]/248592857)*100)" office:value-type="float" office:value="0.000582478522301226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EPAID-75000 <text:s text:c="48"/></text:p>
          </table:table-cell>
          <table:table-cell table:style-name="ce37" office:value-type="float" office:value="1240" calcext:value-type="float">
            <text:p>1240</text:p>
          </table:table-cell>
          <table:table-cell table:formula="of:=(([.C39]/248592857)*100)" office:value-type="float" office:value="0.000498807574346354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EPAID-150000 <text:s text:c="47"/></text:p>
          </table:table-cell>
          <table:table-cell table:style-name="ce37" office:value-type="float" office:value="763" calcext:value-type="float">
            <text:p>763</text:p>
          </table:table-cell>
          <table:table-cell table:formula="of:=(([.C40]/248592857)*100)" office:value-type="float" office:value="0.000306927563892152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EPAID-300000 <text:s text:c="47"/></text:p>
          </table:table-cell>
          <table:table-cell table:style-name="ce37" office:value-type="float" office:value="464" calcext:value-type="float">
            <text:p>464</text:p>
          </table:table-cell>
          <table:table-cell table:formula="of:=(([.C41]/248592857)*100)" office:value-type="float" office:value="0.000186650576207023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EPAID-350000 <text:s text:c="47"/></text:p>
          </table:table-cell>
          <table:table-cell table:style-name="ce37" office:value-type="float" office:value="326" calcext:value-type="float">
            <text:p>326</text:p>
          </table:table-cell>
          <table:table-cell table:formula="of:=(([.C42]/248592857)*100)" office:value-type="float" office:value="0.000131138120352348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IFE_INSURANCE_LIFE_INSURANCE <text:s text:c="38"/></text:p>
          </table:table-cell>
          <table:table-cell office:value-type="float" office:value="280" calcext:value-type="float">
            <text:p>280</text:p>
          </table:table-cell>
          <table:table-cell table:formula="of:=(([.C43]/248592857)*100)" office:value-type="float" office:value="0.00011263396840079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EPAID-200000 <text:s text:c="47"/></text:p>
          </table:table-cell>
          <table:table-cell table:style-name="ce37" office:value-type="float" office:value="222" calcext:value-type="float">
            <text:p>222</text:p>
          </table:table-cell>
          <table:table-cell table:formula="of:=(([.C44]/248592857)*100)" office:value-type="float" office:value="0.0000893026463749117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PO_DELISTING <text:s text:c="54"/></text:p>
          </table:table-cell>
          <table:table-cell office:value-type="float" office:value="157" calcext:value-type="float">
            <text:p>157</text:p>
          </table:table-cell>
          <table:table-cell table:formula="of:=(([.C45]/248592857)*100)" office:value-type="float" office:value="0.0000631554751390141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ENERAL_INSURANCE_Motor Insurance:I-Lombard Private Car <text:s text:c="12"/></text:p>
          </table:table-cell>
          <table:table-cell office:value-type="float" office:value="148" calcext:value-type="float">
            <text:p>148</text:p>
          </table:table-cell>
          <table:table-cell table:formula="of:=(([.C46]/248592857)*100)" office:value-type="float" office:value="0.0000595350975832745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136" calcext:value-type="float">
            <text:p>136</text:p>
          </table:table-cell>
          <table:table-cell table:formula="of:=(([.C47]/248592857)*100)" office:value-type="float" office:value="0.0000547079275089549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7"/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92" calcext:value-type="float">
            <text:p>92</text:p>
          </table:table-cell>
          <table:table-cell table:style-name="ce38" table:formula="of:=(([.C48]/248592857)*100)" office:value-type="float" office:value="0.0000370083039031166" calcext:value-type="float">
            <text:p>0</text:p>
          </table:table-cell>
          <table:table-cell table:style-name="ce37" table:number-columns-repeated="1020"/>
        </table:table-row>
        <table:table-row table:style-name="ro2">
          <table:table-cell table:style-name="ce37"/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64" calcext:value-type="float">
            <text:p>64</text:p>
          </table:table-cell>
          <table:table-cell table:formula="of:=(([.C49]/248592857)*100)" office:value-type="float" office:value="0.0000257449070630376" calcext:value-type="float">
            <text:p>0</text:p>
          </table:table-cell>
          <table:table-cell table:style-name="ce37" table:number-columns-repeated="1020"/>
        </table:table-row>
        <table:table-row table:style-name="ro2">
          <table:table-cell/>
          <table:table-cell office:value-type="string" calcext:value-type="string">
            <text:p>GENERAL_INSURANCE_Health Insurance:Religare Care <text:s text:c="19"/></text:p>
          </table:table-cell>
          <table:table-cell office:value-type="float" office:value="35" calcext:value-type="float">
            <text:p>35</text:p>
          </table:table-cell>
          <table:table-cell table:formula="of:=(([.C50]/248592857)*100)" office:value-type="float" office:value="0.0000140792460500987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ENERAL_INSURANCE_Home Insurance:I-Lombard Home <text:s text:c="20"/></text:p>
          </table:table-cell>
          <table:table-cell office:value-type="float" office:value="29" calcext:value-type="float">
            <text:p>29</text:p>
          </table:table-cell>
          <table:table-cell table:formula="of:=(([.C51]/248592857)*100)" office:value-type="float" office:value="0.0000116656610129389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EPAID-500000 <text:s text:c="47"/></text:p>
          </table:table-cell>
          <table:table-cell table:style-name="ce37" office:value-type="float" office:value="16" calcext:value-type="float">
            <text:p>16</text:p>
          </table:table-cell>
          <table:table-cell table:formula="of:=(([.C52]/248592857)*100)" office:value-type="float" office:value="0.0000064362267657594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7"/>
          <table:table-cell office:value-type="string" calcext:value-type="string">
            <text:p>FD_BONDS_OTHER FD <text:s text:c="50"/></text:p>
          </table:table-cell>
          <table:table-cell office:value-type="float" office:value="8" calcext:value-type="float">
            <text:p>8</text:p>
          </table:table-cell>
          <table:table-cell table:formula="of:=(([.C53]/248592857)*100)" office:value-type="float" office:value="0.0000032181133828797" calcext:value-type="float">
            <text:p>0</text:p>
          </table:table-cell>
          <table:table-cell table:style-name="ce37" table:number-columns-repeated="1020"/>
        </table:table-row>
        <table:table-row table:style-name="ro2">
          <table:table-cell/>
          <table:table-cell office:value-type="string" calcext:value-type="string">
            <text:p>GENERAL_INSURANCE_Health Insurance:I-Lombard Personal Protect <text:s text:c="6"/></text:p>
          </table:table-cell>
          <table:table-cell office:value-type="float" office:value="2" calcext:value-type="float">
            <text:p>2</text:p>
          </table:table-cell>
          <table:table-cell table:formula="of:=(([.C54]/248592857)*100)" office:value-type="float" office:value="0.000000804528345719926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EPAID-1000000 <text:s text:c="46"/></text:p>
          </table:table-cell>
          <table:table-cell table:style-name="ce37" office:value-type="float" office:value="1" calcext:value-type="float">
            <text:p>1</text:p>
          </table:table-cell>
          <table:table-cell table:formula="of:=(([.C55]/248592857)*100)" office:value-type="float" office:value="0.000000402264172859963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37" office:value-type="string" calcext:value-type="string">
            <text:p>PLANS_PREPAID-102000 <text:s text:c="47"/></text:p>
          </table:table-cell>
          <table:table-cell table:style-name="ce37" office:value-type="float" office:value="1" calcext:value-type="float">
            <text:p>1</text:p>
          </table:table-cell>
          <table:table-cell table:formula="of:=(([.C56]/248592857)*100)" office:value-type="float" office:value="0.000000402264172859963" calcext:value-type="float">
            <text:p>0</text:p>
          </table:table-cell>
          <table:table-cell table:number-columns-repeated="1020"/>
        </table:table-row>
      </table:table>
      <table:table table:name="Sheet7" table:style-name="ta1">
        <table:table-column table:style-name="co15" table:default-cell-style-name="Default"/>
        <table:table-column table:style-name="co3" table:number-columns-repeated="1023" table:default-cell-style-name="Default"/>
        <table:table-row table:style-name="ro2">
          <table:table-cell table:style-name="ce39" office:value-type="string" calcext:value-type="string">
            <text:p>event_l1_name <text:s text:c="54"/></text:p>
          </table:table-cell>
          <table:table-cell table:style-name="ce39" office:value-type="string" calcext:value-type="string">
            <text:p>count(DISTINCT MATCH_ACCOUNT)</text:p>
          </table:table-cell>
          <table:table-cell table:style-name="ce39" table:number-columns-repeated="1022"/>
        </table:table-row>
        <table:table-row table:style-name="ro2">
          <table:table-cell office:value-type="string" calcext:value-type="string">
            <text:p>EQUITY_CASH <text:s text:c="56"/></text:p>
          </table:table-cell>
          <table:table-cell office:value-type="float" office:value="883020" calcext:value-type="float">
            <text:p>883020</text:p>
          </table:table-cell>
          <table:table-cell table:formula="of:=(([.B2]/3096745)*100)" office:value-type="float" office:value="28.5144563081558" calcext:value-type="float">
            <text:p>28.51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BULLET <text:s text:c="55"/></text:p>
          </table:table-cell>
          <table:table-cell table:style-name="ce37" office:value-type="float" office:value="745699" calcext:value-type="float">
            <text:p>745699</text:p>
          </table:table-cell>
          <table:table-cell table:style-name="ce37" table:formula="of:=(([.B3]/3096745)*100)" office:value-type="float" office:value="24.0800905466869" calcext:value-type="float">
            <text:p>24.08</text:p>
          </table:table-cell>
          <table:table-cell table:style-name="ce37" table:number-columns-repeated="1021"/>
        </table:table-row>
        <table:table-row table:style-name="ro2">
          <table:table-cell office:value-type="string" calcext:value-type="string">
            <text:p>MF_SIP <text:s text:c="61"/></text:p>
          </table:table-cell>
          <table:table-cell office:value-type="float" office:value="308695" calcext:value-type="float">
            <text:p>308695</text:p>
          </table:table-cell>
          <table:table-cell table:formula="of:=(([.B4]/3096745)*100)" office:value-type="float" office:value="9.96837001432149" calcext:value-type="float">
            <text:p>9.9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F_LUMPSUM <text:s text:c="57"/></text:p>
          </table:table-cell>
          <table:table-cell office:value-type="float" office:value="291331" calcext:value-type="float">
            <text:p>291331</text:p>
          </table:table-cell>
          <table:table-cell table:formula="of:=(([.B5]/3096745)*100)" office:value-type="float" office:value="9.40765222838819" calcext:value-type="float">
            <text:p>9.41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PRIME-900 <text:s text:c="52"/></text:p>
          </table:table-cell>
          <table:table-cell table:style-name="ce37" office:value-type="float" office:value="106004" calcext:value-type="float">
            <text:p>106004</text:p>
          </table:table-cell>
          <table:table-cell table:style-name="ce37" table:formula="of:=(([.B6]/3096745)*100)" office:value-type="float" office:value="3.42307810297587" calcext:value-type="float">
            <text:p>3.42</text:p>
          </table:table-cell>
          <table:table-cell table:style-name="ce37" table:number-columns-repeated="1021"/>
        </table:table-row>
        <table:table-row table:style-name="ro2">
          <table:table-cell office:value-type="string" calcext:value-type="string">
            <text:p>EQUITY_eATM <text:s text:c="56"/></text:p>
          </table:table-cell>
          <table:table-cell office:value-type="float" office:value="100655" calcext:value-type="float">
            <text:p>100655</text:p>
          </table:table-cell>
          <table:table-cell table:formula="of:=(([.B7]/3096745)*100)" office:value-type="float" office:value="3.25034834963809" calcext:value-type="float">
            <text:p>3.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PO_IPO <text:s text:c="60"/></text:p>
          </table:table-cell>
          <table:table-cell office:value-type="float" office:value="89894" calcext:value-type="float">
            <text:p>89894</text:p>
          </table:table-cell>
          <table:table-cell table:formula="of:=(([.B8]/3096745)*100)" office:value-type="float" office:value="2.90285444878413" calcext:value-type="float">
            <text:p>2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TY_MARGIN <text:s text:c="54"/></text:p>
          </table:table-cell>
          <table:table-cell office:value-type="float" office:value="87488" calcext:value-type="float">
            <text:p>87488</text:p>
          </table:table-cell>
          <table:table-cell table:formula="of:=(([.B9]/3096745)*100)" office:value-type="float" office:value="2.82515996635177" calcext:value-type="float">
            <text:p>2.8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TY_BTST <text:s text:c="56"/></text:p>
          </table:table-cell>
          <table:table-cell office:value-type="float" office:value="62635" calcext:value-type="float">
            <text:p>62635</text:p>
          </table:table-cell>
          <table:table-cell table:formula="of:=(([.B10]/3096745)*100)" office:value-type="float" office:value="2.02260760895715" calcext:value-type="float">
            <text:p>2.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TY_DERIVATIVES_Option <text:s text:c="42"/></text:p>
          </table:table-cell>
          <table:table-cell table:style-name="ce46" office:value-type="float" office:value="61972" calcext:value-type="float">
            <text:p>61972</text:p>
          </table:table-cell>
          <table:table-cell table:formula="of:=(([.B11]/3096745)*100)" office:value-type="float" office:value="2.00119803212728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PO_BUYBACK <text:s text:c="56"/></text:p>
          </table:table-cell>
          <table:table-cell office:value-type="float" office:value="43879" calcext:value-type="float">
            <text:p>43879</text:p>
          </table:table-cell>
          <table:table-cell table:formula="of:=(([.B12]/3096745)*100)" office:value-type="float" office:value="1.41693939927246" calcext:value-type="float">
            <text:p>1.4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PS_NPS <text:s text:c="60"/></text:p>
          </table:table-cell>
          <table:table-cell office:value-type="float" office:value="41279" calcext:value-type="float">
            <text:p>41279</text:p>
          </table:table-cell>
          <table:table-cell table:formula="of:=(([.B13]/3096745)*100)" office:value-type="float" office:value="1.33298027444946" calcext:value-type="float">
            <text:p>1.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TY_MarginPLUS <text:s text:c="50"/></text:p>
          </table:table-cell>
          <table:table-cell office:value-type="float" office:value="35341" calcext:value-type="float">
            <text:p>35341</text:p>
          </table:table-cell>
          <table:table-cell table:formula="of:=(([.B14]/3096745)*100)" office:value-type="float" office:value="1.14123055014217" calcext:value-type="float">
            <text:p>1.14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OPTION195 <text:s text:c="52"/></text:p>
          </table:table-cell>
          <table:table-cell table:style-name="ce37" office:value-type="float" office:value="31518" calcext:value-type="float">
            <text:p>31518</text:p>
          </table:table-cell>
          <table:table-cell table:style-name="ce37" table:formula="of:=(([.B15]/3096745)*100)" office:value-type="float" office:value="1.01777834468127" calcext:value-type="float">
            <text:p>1.02</text:p>
          </table:table-cell>
          <table:table-cell table:style-name="ce37" table:number-columns-repeated="1021"/>
        </table:table-row>
        <table:table-row table:style-name="ro2">
          <table:table-cell office:value-type="string" calcext:value-type="string">
            <text:p>EQUITY_DERIVATIVES_Future <text:s text:c="42"/></text:p>
          </table:table-cell>
          <table:table-cell table:style-name="ce46" office:value-type="float" office:value="22769" calcext:value-type="float">
            <text:p>22769</text:p>
          </table:table-cell>
          <table:table-cell table:formula="of:=(([.B16]/3096745)*100)" office:value-type="float" office:value="0.735255889651876" calcext:value-type="float">
            <text:p>0.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TY_SPOT <text:s text:c="56"/></text:p>
          </table:table-cell>
          <table:table-cell office:value-type="float" office:value="21892" calcext:value-type="float">
            <text:p>21892</text:p>
          </table:table-cell>
          <table:table-cell table:formula="of:=(([.B17]/3096745)*100)" office:value-type="float" office:value="0.706935831009657" calcext:value-type="float">
            <text:p>0.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D_BONDS_FIXED DEPOSITS <text:s text:c="44"/></text:p>
          </table:table-cell>
          <table:table-cell office:value-type="float" office:value="19872" calcext:value-type="float">
            <text:p>19872</text:p>
          </table:table-cell>
          <table:table-cell table:formula="of:=(([.B18]/3096745)*100)" office:value-type="float" office:value="0.641706049416403" calcext:value-type="float">
            <text:p>0.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TY_DERIVATIVES_OptionsPLUS <text:s text:c="37"/></text:p>
          </table:table-cell>
          <table:table-cell table:style-name="ce46" office:value-type="float" office:value="18707" calcext:value-type="float">
            <text:p>18707</text:p>
          </table:table-cell>
          <table:table-cell table:formula="of:=(([.B19]/3096745)*100)" office:value-type="float" office:value="0.604085903101482" calcext:value-type="float">
            <text:p>0.6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IGAIN <text:s text:c="56"/></text:p>
          </table:table-cell>
          <table:table-cell table:style-name="ce37" office:value-type="float" office:value="18321" calcext:value-type="float">
            <text:p>18321</text:p>
          </table:table-cell>
          <table:table-cell table:style-name="ce37" table:formula="of:=(([.B20]/3096745)*100)" office:value-type="float" office:value="0.591621202262375" calcext:value-type="float">
            <text:p>0.59</text:p>
          </table:table-cell>
          <table:table-cell table:style-name="ce37" table:number-columns-repeated="1021"/>
        </table:table-row>
        <table:table-row table:style-name="ro2">
          <table:table-cell office:value-type="string" calcext:value-type="string">
            <text:p>IPO_IPOBONDS <text:s text:c="55"/></text:p>
          </table:table-cell>
          <table:table-cell office:value-type="float" office:value="18087" calcext:value-type="float">
            <text:p>18087</text:p>
          </table:table-cell>
          <table:table-cell table:formula="of:=(([.B21]/3096745)*100)" office:value-type="float" office:value="0.584064881028306" calcext:value-type="float">
            <text:p>0.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TY_OFS <text:s text:c="57"/></text:p>
          </table:table-cell>
          <table:table-cell office:value-type="float" office:value="17336" calcext:value-type="float">
            <text:p>17336</text:p>
          </table:table-cell>
          <table:table-cell table:formula="of:=(([.B22]/3096745)*100)" office:value-type="float" office:value="0.559813610742893" calcext:value-type="float">
            <text:p>0.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TY_DERIVATIVES_FuturePLUS Stop Loss <text:s text:c="28"/></text:p>
          </table:table-cell>
          <table:table-cell table:style-name="ce46" office:value-type="float" office:value="11416" calcext:value-type="float">
            <text:p>11416</text:p>
          </table:table-cell>
          <table:table-cell table:formula="of:=(([.B23]/3096745)*100)" office:value-type="float" office:value="0.36864514191514" calcext:value-type="float">
            <text:p>0.37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PREPAID-10000 <text:s text:c="48"/></text:p>
          </table:table-cell>
          <table:table-cell table:style-name="ce37" office:value-type="float" office:value="9241" calcext:value-type="float">
            <text:p>9241</text:p>
          </table:table-cell>
          <table:table-cell table:style-name="ce37" table:formula="of:=(([.B24]/3096745)*100)" office:value-type="float" office:value="0.298410104803592" calcext:value-type="float">
            <text:p>0.3</text:p>
          </table:table-cell>
          <table:table-cell table:style-name="ce37" table:number-columns-repeated="1021"/>
        </table:table-row>
        <table:table-row table:style-name="ro2">
          <table:table-cell office:value-type="string" calcext:value-type="string">
            <text:p>EQUITY_DERIVATIVES_FuturePLUS <text:s text:c="38"/></text:p>
          </table:table-cell>
          <table:table-cell office:value-type="float" office:value="8134" calcext:value-type="float">
            <text:p>8134</text:p>
          </table:table-cell>
          <table:table-cell table:formula="of:=(([.B25]/3096745)*100)" office:value-type="float" office:value="0.262662892811646" calcext:value-type="float">
            <text:p>0.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F_STP <text:s text:c="61"/></text:p>
          </table:table-cell>
          <table:table-cell office:value-type="float" office:value="6513" calcext:value-type="float">
            <text:p>6513</text:p>
          </table:table-cell>
          <table:table-cell table:formula="of:=(([.B26]/3096745)*100)" office:value-type="float" office:value="0.210317607681614" calcext:value-type="float">
            <text:p>0.21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PREPAID-25000 <text:s text:c="48"/></text:p>
          </table:table-cell>
          <table:table-cell table:style-name="ce37" office:value-type="float" office:value="6280" calcext:value-type="float">
            <text:p>6280</text:p>
          </table:table-cell>
          <table:table-cell table:style-name="ce37" table:formula="of:=(([.B27]/3096745)*100)" office:value-type="float" office:value="0.20279357841863" calcext:value-type="float">
            <text:p>0.2</text:p>
          </table:table-cell>
          <table:table-cell table:style-name="ce37" table:number-columns-repeated="1021"/>
        </table:table-row>
        <table:table-row table:style-name="ro2">
          <table:table-cell office:value-type="string" calcext:value-type="string">
            <text:p>MF_SWP <text:s text:c="61"/></text:p>
          </table:table-cell>
          <table:table-cell office:value-type="float" office:value="3733" calcext:value-type="float">
            <text:p>3733</text:p>
          </table:table-cell>
          <table:table-cell table:formula="of:=(([.B28]/3096745)*100)" office:value-type="float" office:value="0.120545928063176" calcext:value-type="float">
            <text:p>0.12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PRIME-4500 <text:s text:c="51"/></text:p>
          </table:table-cell>
          <table:table-cell table:style-name="ce37" office:value-type="float" office:value="3322" calcext:value-type="float">
            <text:p>3322</text:p>
          </table:table-cell>
          <table:table-cell table:style-name="ce37" table:formula="of:=(([.B29]/3096745)*100)" office:value-type="float" office:value="0.107273927946925" calcext:value-type="float">
            <text:p>0.11</text:p>
          </table:table-cell>
          <table:table-cell table:style-name="ce37" table:number-columns-repeated="1021"/>
        </table:table-row>
        <table:table-row table:style-name="ro2">
          <table:table-cell office:value-type="string" calcext:value-type="string">
            <text:p>CURRENCY_DERIVATIVES_FUTURES <text:s text:c="39"/></text:p>
          </table:table-cell>
          <table:table-cell office:value-type="float" office:value="2896" calcext:value-type="float">
            <text:p>2896</text:p>
          </table:table-cell>
          <table:table-cell table:formula="of:=(([.B30]/3096745)*100)" office:value-type="float" office:value="0.0935175482643873" calcext:value-type="float">
            <text:p>0.09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PRIME-9500 <text:s text:c="51"/></text:p>
          </table:table-cell>
          <table:table-cell table:style-name="ce37" office:value-type="float" office:value="2810" calcext:value-type="float">
            <text:p>2810</text:p>
          </table:table-cell>
          <table:table-cell table:style-name="ce37" table:formula="of:=(([.B31]/3096745)*100)" office:value-type="float" office:value="0.0907404387510112" calcext:value-type="float">
            <text:p>0.09</text:p>
          </table:table-cell>
          <table:table-cell table:style-name="ce37" table:number-columns-repeated="1021"/>
        </table:table-row>
        <table:table-row table:style-name="ro2">
          <table:table-cell office:value-type="string" calcext:value-type="string">
            <text:p>IPO_TAKEOVER <text:s text:c="55"/></text:p>
          </table:table-cell>
          <table:table-cell office:value-type="float" office:value="2274" calcext:value-type="float">
            <text:p>2274</text:p>
          </table:table-cell>
          <table:table-cell table:formula="of:=(([.B32]/3096745)*100)" office:value-type="float" office:value="0.0734319422490389" calcext:value-type="float">
            <text:p>0.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F_TIP <text:s text:c="61"/></text:p>
          </table:table-cell>
          <table:table-cell office:value-type="float" office:value="2199" calcext:value-type="float">
            <text:p>2199</text:p>
          </table:table-cell>
          <table:table-cell table:formula="of:=(([.B33]/3096745)*100)" office:value-type="float" office:value="0.0710100444176062" calcext:value-type="float">
            <text:p>0.07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PREPAID-50000 <text:s text:c="48"/></text:p>
          </table:table-cell>
          <table:table-cell table:style-name="ce37" office:value-type="float" office:value="2161" calcext:value-type="float">
            <text:p>2161</text:p>
          </table:table-cell>
          <table:table-cell table:style-name="ce37" table:formula="of:=(([.B34]/3096745)*100)" office:value-type="float" office:value="0.069782949516347" calcext:value-type="float">
            <text:p>0.07</text:p>
          </table:table-cell>
          <table:table-cell table:style-name="ce37" table:number-columns-repeated="1021"/>
        </table:table-row>
        <table:table-row table:style-name="ro2">
          <table:table-cell office:value-type="string" calcext:value-type="string">
            <text:p>CURRENCY_DERIVATIVES_OPTIONS <text:s text:c="39"/></text:p>
          </table:table-cell>
          <table:table-cell office:value-type="float" office:value="1733" calcext:value-type="float">
            <text:p>1733</text:p>
          </table:table-cell>
          <table:table-cell table:formula="of:=(([.B35]/3096745)*100)" office:value-type="float" office:value="0.0559619858916378" calcext:value-type="float">
            <text:p>0.06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PREPAID-100000 <text:s text:c="47"/></text:p>
          </table:table-cell>
          <table:table-cell table:style-name="ce37" office:value-type="float" office:value="1642" calcext:value-type="float">
            <text:p>1642</text:p>
          </table:table-cell>
          <table:table-cell table:style-name="ce37" table:formula="of:=(([.B36]/3096745)*100)" office:value-type="float" office:value="0.0530234165228329" calcext:value-type="float">
            <text:p>0.05</text:p>
          </table:table-cell>
          <table:table-cell table:style-name="ce37" table:number-columns-repeated="1021"/>
        </table:table-row>
        <table:table-row table:style-name="ro2">
          <table:table-cell table:style-name="ce37" office:value-type="string" calcext:value-type="string">
            <text:p>PLANS_PREPAID-75000 <text:s text:c="48"/></text:p>
          </table:table-cell>
          <table:table-cell table:style-name="ce37" office:value-type="float" office:value="1240" calcext:value-type="float">
            <text:p>1240</text:p>
          </table:table-cell>
          <table:table-cell table:style-name="ce37" table:formula="of:=(([.B37]/3096745)*100)" office:value-type="float" office:value="0.0400420441463537" calcext:value-type="float">
            <text:p>0.04</text:p>
          </table:table-cell>
          <table:table-cell table:style-name="ce37" table:number-columns-repeated="1021"/>
        </table:table-row>
        <table:table-row table:style-name="ro2">
          <table:table-cell office:value-type="string" calcext:value-type="string">
            <text:p>FD_BONDS_GOI <text:s text:c="55"/></text:p>
          </table:table-cell>
          <table:table-cell office:value-type="float" office:value="1104" calcext:value-type="float">
            <text:p>1104</text:p>
          </table:table-cell>
          <table:table-cell table:formula="of:=(([.B38]/3096745)*100)" office:value-type="float" office:value="0.0356503360786891" calcext:value-type="float">
            <text:p>0.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D_BONDS_CORPORATE BONDS <text:s text:c="43"/></text:p>
          </table:table-cell>
          <table:table-cell office:value-type="float" office:value="1053" calcext:value-type="float">
            <text:p>1053</text:p>
          </table:table-cell>
          <table:table-cell table:formula="of:=(([.B39]/3096745)*100)" office:value-type="float" office:value="0.0340034455533149" calcext:value-type="float">
            <text:p>0.03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PREPAID-150000 <text:s text:c="47"/></text:p>
          </table:table-cell>
          <table:table-cell table:style-name="ce37" office:value-type="float" office:value="763" calcext:value-type="float">
            <text:p>763</text:p>
          </table:table-cell>
          <table:table-cell table:style-name="ce37" table:formula="of:=(([.B40]/3096745)*100)" office:value-type="float" office:value="0.0246387739384418" calcext:value-type="float">
            <text:p>0.02</text:p>
          </table:table-cell>
          <table:table-cell table:style-name="ce37" table:number-columns-repeated="1021"/>
        </table:table-row>
        <table:table-row table:style-name="ro2">
          <table:table-cell table:style-name="ce37" office:value-type="string" calcext:value-type="string">
            <text:p>PLANS_PREPAID-300000 <text:s text:c="47"/>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table:formula="of:=(([.B41]/3096745)*100)" office:value-type="float" office:value="0.0149834745837969" calcext:value-type="float">
            <text:p>0.01</text:p>
          </table:table-cell>
          <table:table-cell table:style-name="ce37" table:number-columns-repeated="1021"/>
        </table:table-row>
        <table:table-row table:style-name="ro2">
          <table:table-cell table:style-name="ce37" office:value-type="string" calcext:value-type="string">
            <text:p>PLANS_PREPAID-350000 <text:s text:c="47"/></text:p>
          </table:table-cell>
          <table:table-cell office:value-type="float" office:value="326" calcext:value-type="float">
            <text:p>326</text:p>
          </table:table-cell>
          <table:table-cell table:formula="of:=(([.B42]/3096745)*100)" office:value-type="float" office:value="0.0105271825739607" calcext:value-type="float">
            <text:p>0.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FE_INSURANCE_LIFE_INSURANCE <text:s text:c="38"/></text:p>
          </table:table-cell>
          <table:table-cell office:value-type="float" office:value="273" calcext:value-type="float">
            <text:p>273</text:p>
          </table:table-cell>
          <table:table-cell table:formula="of:=(([.B43]/3096745)*100)" office:value-type="float" office:value="0.00881570810641496" calcext:value-type="float">
            <text:p>0.01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PREPAID-200000 <text:s text:c="47"/>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table:formula="of:=(([.B44]/3096745)*100)" office:value-type="float" office:value="0.00716881758104074" calcext:value-type="float">
            <text:p>0.01</text:p>
          </table:table-cell>
          <table:table-cell table:style-name="ce37" table:number-columns-repeated="1021"/>
        </table:table-row>
        <table:table-row table:style-name="ro2">
          <table:table-cell office:value-type="string" calcext:value-type="string">
            <text:p>IPO_DELISTING <text:s text:c="54"/></text:p>
          </table:table-cell>
          <table:table-cell office:value-type="float" office:value="151" calcext:value-type="float">
            <text:p>151</text:p>
          </table:table-cell>
          <table:table-cell table:formula="of:=(([.B45]/3096745)*100)" office:value-type="float" office:value="0.00487608763395113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AL_INSURANCE_Motor Insurance:I-Lombard Private Car <text:s text:c="12"/></text:p>
          </table:table-cell>
          <table:table-cell office:value-type="float" office:value="117" calcext:value-type="float">
            <text:p>117</text:p>
          </table:table-cell>
          <table:table-cell table:formula="of:=(([.B46]/3096745)*100)" office:value-type="float" office:value="0.00377816061703498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100" calcext:value-type="float">
            <text:p>100</text:p>
          </table:table-cell>
          <table:table-cell table:formula="of:=(([.B47]/3096745)*100)" office:value-type="float" office:value="0.00322919710857691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72" calcext:value-type="float">
            <text:p>72</text:p>
          </table:table-cell>
          <table:table-cell table:formula="of:=(([.B48]/3096745)*100)" office:value-type="float" office:value="0.00232502191817537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AL_INSURANCE_Health Insurance:Religare Care <text:s text:c="19"/></text:p>
          </table:table-cell>
          <table:table-cell office:value-type="float" office:value="35" calcext:value-type="float">
            <text:p>35</text:p>
          </table:table-cell>
          <table:table-cell table:formula="of:=(([.B49]/3096745)*100)" office:value-type="float" office:value="0.00113021898800192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8" calcext:value-type="float">
            <text:p>28</text:p>
          </table:table-cell>
          <table:table-cell table:formula="of:=(([.B50]/3096745)*100)" office:value-type="float" office:value="0.000904175190401534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AL_INSURANCE_Home Insurance:I-Lombard Home <text:s text:c="20"/></text:p>
          </table:table-cell>
          <table:table-cell office:value-type="float" office:value="21" calcext:value-type="float">
            <text:p>21</text:p>
          </table:table-cell>
          <table:table-cell table:formula="of:=(([.B51]/3096745)*100)" office:value-type="float" office:value="0.000678131392801151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PREPAID-500000 <text:s text:c="47"/></text:p>
          </table:table-cell>
          <table:table-cell office:value-type="float" office:value="16" calcext:value-type="float">
            <text:p>16</text:p>
          </table:table-cell>
          <table:table-cell table:formula="of:=(([.B52]/3096745)*100)" office:value-type="float" office:value="0.000516671537372305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D_BONDS_OTHER FD <text:s text:c="50"/></text:p>
          </table:table-cell>
          <table:table-cell office:value-type="float" office:value="8" calcext:value-type="float">
            <text:p>8</text:p>
          </table:table-cell>
          <table:table-cell table:formula="of:=(([.B53]/3096745)*100)" office:value-type="float" office:value="0.000258335768686153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AL_INSURANCE_Health Insurance:I-Lombard Personal Protect <text:s text:c="6"/></text:p>
          </table:table-cell>
          <table:table-cell office:value-type="float" office:value="2" calcext:value-type="float">
            <text:p>2</text:p>
          </table:table-cell>
          <table:table-cell table:formula="of:=(([.B54]/3096745)*100)" office:value-type="float" office:value="0.0000645839421715382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PLANS_PREPAID-1000000 <text:s text:c="46"/>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(([.B55]/3096745)*100)" office:value-type="float" office:value="0.0000322919710857691" calcext:value-type="float">
            <text:p>0</text:p>
          </table:table-cell>
          <table:table-cell table:style-name="ce37" table:number-columns-repeated="1021"/>
        </table:table-row>
        <table:table-row table:style-name="ro2">
          <table:table-cell table:style-name="ce37" office:value-type="string" calcext:value-type="string">
            <text:p>PLANS_PREPAID-102000 <text:s text:c="47"/>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(([.B56]/3096745)*100)" office:value-type="float" office:value="0.0000322919710857691" calcext:value-type="float">
            <text:p>0</text:p>
          </table:table-cell>
          <table:table-cell table:style-name="ce37" table:number-columns-repeated="1021"/>
        </table:table-row>
      </table:table>
      <table:named-expressions/>
      <table:database-ranges>
        <table:database-range table:name="__Anonymous_Sheet_DB__4" table:target-range-address="Sheet6.B1:Sheet6.D5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Sheet7.A1:Sheet7.C5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7:33:20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M43S</meta:editing-duration>
    <meta:editing-cycles>14</meta:editing-cycles>
    <meta:generator>LibreOffice/5.4.2.2$Windows_x86 LibreOffice_project/22b09f6418e8c2d508a9eaf86b2399209b0990f4</meta:generator>
    <dc:date>2019-08-20T17:32:30.852000000</dc:date>
    <meta:document-statistic meta:table-count="6" meta:cell-count="1206" meta:object-count="0"/>
    <meta:user-defined meta:name="Info 1"/>
    <meta:user-defined meta:name="Info 2"/>
    <meta:user-defined meta:name="Info 3"/>
    <meta:user-defined meta:name="Info 4"/>
  </office:meta>
</office:document-meta>
</file>